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31">
            <text:p>3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6">
            <text:p>5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1">
            <text:p>24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070">
            <text:p>307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339">
            <text:p>333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405">
            <text:p>1440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30">
            <text:p>2020-10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2 - 1.25)">
            <text:p>(0.92 - 1.2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6">
            <text:p>1.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75">
            <text:p>29.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2568306010929">
            <text:p>0.16256830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2078884111201">
            <text:p>1.620788841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0160493097734">
            <text:p>4.6016049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1.625">
            <text:p>51.6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51829268292683">
            <text:p>0.2518292683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2.00570168054729">
            <text:p>2.00570168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08605959275711">
            <text:p>3.08605959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9.625">
            <text:p>69.6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6897163120567">
            <text:p>0.2468971631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8361816086967">
            <text:p>1.983618160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4127094994613">
            <text:p>3.141270949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6246458923513">
            <text:p>0.1462464589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5378313865772">
            <text:p>1.5537831387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7827457067107">
            <text:p>5.07827457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8">
            <text:p>388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6288659793814">
            <text:p>0.126288659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327000743969">
            <text:p>1.4732700074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2829966795535">
            <text:p>5.8282996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63">
            <text:p>563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70248667850799">
            <text:p>0.0970248668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5803813030612">
            <text:p>1.3580381303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48524125434747">
            <text:p>7.485241254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4">
            <text:p>734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0027247956403">
            <text:p>0.0470027248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883967881564">
            <text:p>1.1688396788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090877980797">
            <text:p>15.09087798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9.375">
            <text:p>89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5977312390925">
            <text:p>0.1559773124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936052804504">
            <text:p>1.5936052805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78210155139006">
            <text:p>4.78210155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52">
            <text:p>1052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9.25">
            <text:p>89.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48384030418251">
            <text:p>0.084838403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104161772253">
            <text:p>1.311041617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1207589119293">
            <text:p>8.512075891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44">
            <text:p>1244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9.25">
            <text:p>9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97829581993569">
            <text:p>0.0797829582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171638171907">
            <text:p>1.2917163817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03005044397544">
            <text:p>9.03005044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26">
            <text:p>1026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6.75">
            <text:p>96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42982456140351">
            <text:p>0.0942982456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4747249153586">
            <text:p>1.3474724915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6919532013951">
            <text:p>7.691953201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81">
            <text:p>981</text:p>
          </table:table-cell>
          <table:table-cell office:value-type="float" office:value="34.75">
            <text:p>34.75</text:p>
          </table:table-cell>
          <table:table-cell office:value-type="float" office:value="52.125">
            <text:p>52.125</text:p>
          </table:table-cell>
          <table:table-cell office:value-type="float" office:value="77.75">
            <text:p>77.75</text:p>
          </table:table-cell>
          <table:table-cell office:value-type="float" office:value="0.224193548387097">
            <text:p>0.2241935484</text:p>
          </table:table-cell>
          <table:table-cell office:value-type="float" office:value="0.144791666666667">
            <text:p>0.1447916667</text:p>
          </table:table-cell>
          <table:table-cell office:value-type="float" office:value="0.0792558613659531">
            <text:p>0.0792558614</text:p>
          </table:table-cell>
          <table:table-cell office:value-type="float" office:value="1.8831924037461">
            <text:p>1.8831924037</text:p>
          </table:table-cell>
          <table:table-cell office:value-type="float" office:value="1.54786150173611">
            <text:p>1.5478615017</text:p>
          </table:table-cell>
          <table:table-cell office:value-type="float" office:value="1.28970723824012">
            <text:p>1.2897072382</text:p>
          </table:table-cell>
          <table:table-cell office:value-type="float" office:value="3.42663289257146">
            <text:p>3.4266328926</text:p>
          </table:table-cell>
          <table:table-cell office:value-type="float" office:value="5.12596875108728">
            <text:p>5.1259687511</text:p>
          </table:table-cell>
          <table:table-cell office:value-type="float" office:value="9.08785821426305">
            <text:p>9.087858214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68">
            <text:p>1068</text:p>
          </table:table-cell>
          <table:table-cell office:value-type="float" office:value="35">
            <text:p>35</text:p>
          </table:table-cell>
          <table:table-cell office:value-type="float" office:value="74.5">
            <text:p>74.5</text:p>
          </table:table-cell>
          <table:table-cell office:value-type="float" office:value="91.25">
            <text:p>91.25</text:p>
          </table:table-cell>
          <table:table-cell office:value-type="float" office:value="0.196629213483146">
            <text:p>0.1966292135</text:p>
          </table:table-cell>
          <table:table-cell office:value-type="float" office:value="0.173255813953488">
            <text:p>0.173255814</text:p>
          </table:table-cell>
          <table:table-cell office:value-type="float" office:value="0.085440074906367">
            <text:p>0.0854400749</text:p>
          </table:table-cell>
          <table:table-cell office:value-type="float" office:value="1.76398182047721">
            <text:p>1.7639818205</text:p>
          </table:table-cell>
          <table:table-cell office:value-type="float" office:value="1.66522979989183">
            <text:p>1.6652297999</text:p>
          </table:table-cell>
          <table:table-cell office:value-type="float" office:value="1.3133482747163">
            <text:p>1.3133482747</text:p>
          </table:table-cell>
          <table:table-cell office:value-type="float" office:value="3.86135884870175">
            <text:p>3.8613588487</text:p>
          </table:table-cell>
          <table:table-cell office:value-type="float" office:value="4.33806337874027">
            <text:p>4.3380633787</text:p>
          </table:table-cell>
          <table:table-cell office:value-type="float" office:value="8.45450901492881">
            <text:p>8.454509014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77">
            <text:p>1277</text:p>
          </table:table-cell>
          <table:table-cell office:value-type="float" office:value="37.875">
            <text:p>37.875</text:p>
          </table:table-cell>
          <table:table-cell office:value-type="float" office:value="74.375">
            <text:p>74.375</text:p>
          </table:table-cell>
          <table:table-cell office:value-type="float" office:value="47.5">
            <text:p>47.5</text:p>
          </table:table-cell>
          <table:table-cell office:value-type="float" office:value="0.150297619047619">
            <text:p>0.150297619</text:p>
          </table:table-cell>
          <table:table-cell office:value-type="float" office:value="0.160984848484848">
            <text:p>0.1609848485</text:p>
          </table:table-cell>
          <table:table-cell office:value-type="float" office:value="0.0371965544244323">
            <text:p>0.0371965544</text:p>
          </table:table-cell>
          <table:table-cell office:value-type="float" office:value="1.57031684027778">
            <text:p>1.5703168403</text:p>
          </table:table-cell>
          <table:table-cell office:value-type="float" office:value="1.61424256772268">
            <text:p>1.6142425677</text:p>
          </table:table-cell>
          <table:table-cell office:value-type="float" office:value="1.13289976446117">
            <text:p>1.1328997645</text:p>
          </table:table-cell>
          <table:table-cell office:value-type="float" office:value="4.95031906453277">
            <text:p>4.9503190645</text:p>
          </table:table-cell>
          <table:table-cell office:value-type="float" office:value="4.64362188714711">
            <text:p>4.6436218871</text:p>
          </table:table-cell>
          <table:table-cell office:value-type="float" office:value="18.9791788032408">
            <text:p>18.979178803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09">
            <text:p>1309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1.75">
            <text:p>91.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0916730328495">
            <text:p>0.070091673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495002716692">
            <text:p>1.2549500272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318124247298">
            <text:p>10.23181242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77">
            <text:p>677</text:p>
          </table:table-cell>
          <table:table-cell office:value-type="float" office:value="1615">
            <text:p>1615</text:p>
          </table:table-cell>
          <table:table-cell office:value-type="float" office:value="65.75">
            <text:p>65.75</text:p>
          </table:table-cell>
          <table:table-cell office:value-type="float" office:value="51.5">
            <text:p>51.5</text:p>
          </table:table-cell>
          <table:table-cell office:value-type="float" office:value="123.5">
            <text:p>123.5</text:p>
          </table:table-cell>
          <table:table-cell office:value-type="float" office:value="0.198042168674699">
            <text:p>0.1980421687</text:p>
          </table:table-cell>
          <table:table-cell office:value-type="float" office:value="0.0760709010339734">
            <text:p>0.076070901</text:p>
          </table:table-cell>
          <table:table-cell office:value-type="float" office:value="0.0764705882352941">
            <text:p>0.0764705882</text:p>
          </table:table-cell>
          <table:table-cell office:value-type="float" office:value="1.77002016348527">
            <text:p>1.7700201635</text:p>
          </table:table-cell>
          <table:table-cell office:value-type="float" office:value="1.27759024630778">
            <text:p>1.2775902463</text:p>
          </table:table-cell>
          <table:table-cell office:value-type="float" office:value="1.27910865051903">
            <text:p>1.2791086505</text:p>
          </table:table-cell>
          <table:table-cell office:value-type="float" office:value="3.83614020730673">
            <text:p>3.8361402073</text:p>
          </table:table-cell>
          <table:table-cell office:value-type="float" office:value="9.4541961624701">
            <text:p>9.4541961625</text:p>
          </table:table-cell>
          <table:table-cell office:value-type="float" office:value="9.40654996722137">
            <text:p>9.406549967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63">
            <text:p>663</text:p>
          </table:table-cell>
          <table:table-cell office:value-type="float" office:value="1470">
            <text:p>1470</text:p>
          </table:table-cell>
          <table:table-cell office:value-type="float" office:value="59.125">
            <text:p>59.125</text:p>
          </table:table-cell>
          <table:table-cell office:value-type="float" office:value="104">
            <text:p>104</text:p>
          </table:table-cell>
          <table:table-cell office:value-type="float" office:value="163.75">
            <text:p>163.75</text:p>
          </table:table-cell>
          <table:table-cell office:value-type="float" office:value="0.169899425287356">
            <text:p>0.1698994253</text:p>
          </table:table-cell>
          <table:table-cell office:value-type="float" office:value="0.156862745098039">
            <text:p>0.1568627451</text:p>
          </table:table-cell>
          <table:table-cell office:value-type="float" office:value="0.111394557823129">
            <text:p>0.1113945578</text:p>
          </table:table-cell>
          <table:table-cell office:value-type="float" office:value="1.65122498534318">
            <text:p>1.6512249853</text:p>
          </table:table-cell>
          <table:table-cell office:value-type="float" office:value="1.59724721261053">
            <text:p>1.5972472126</text:p>
          </table:table-cell>
          <table:table-cell office:value-type="float" office:value="1.41420209750567">
            <text:p>1.4142020975</text:p>
          </table:table-cell>
          <table:table-cell office:value-type="float" office:value="4.41726338262945">
            <text:p>4.4172633826</text:p>
          </table:table-cell>
          <table:table-cell office:value-type="float" office:value="4.75697319894721">
            <text:p>4.7569731989</text:p>
          </table:table-cell>
          <table:table-cell office:value-type="float" office:value="6.56292515420711">
            <text:p>6.56292515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33">
            <text:p>1933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42.5">
            <text:p>342.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7185721676151">
            <text:p>0.1771857217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8168379459969">
            <text:p>1.6816837946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4913622616738">
            <text:p>4.249136226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10">
            <text:p>810</text:p>
          </table:table-cell>
          <table:table-cell office:value-type="float" office:value="2130">
            <text:p>2130</text:p>
          </table:table-cell>
          <table:table-cell office:value-type="float" office:value="45.25">
            <text:p>45.25</text:p>
          </table:table-cell>
          <table:table-cell office:value-type="float" office:value="38.5">
            <text:p>38.5</text:p>
          </table:table-cell>
          <table:table-cell office:value-type="float" office:value="173.875">
            <text:p>173.875</text:p>
          </table:table-cell>
          <table:table-cell office:value-type="float" office:value="0.132309941520468">
            <text:p>0.1323099415</text:p>
          </table:table-cell>
          <table:table-cell office:value-type="float" office:value="0.0475308641975309">
            <text:p>0.0475308642</text:p>
          </table:table-cell>
          <table:table-cell office:value-type="float" office:value="0.081631455399061">
            <text:p>0.0816314554</text:p>
          </table:table-cell>
          <table:table-cell office:value-type="float" office:value="1.49739639974693">
            <text:p>1.4973963997</text:p>
          </table:table-cell>
          <table:table-cell office:value-type="float" office:value="1.17078602347203">
            <text:p>1.1707860235</text:p>
          </table:table-cell>
          <table:table-cell office:value-type="float" office:value="1.29877093513743">
            <text:p>1.2987709351</text:p>
          </table:table-cell>
          <table:table-cell office:value-type="float" office:value="5.57821196226662">
            <text:p>5.5782119623</text:p>
          </table:table-cell>
          <table:table-cell office:value-type="float" office:value="14.9269879736111">
            <text:p>14.9269879736</text:p>
          </table:table-cell>
          <table:table-cell office:value-type="float" office:value="8.8332189600859">
            <text:p>8.833218960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68">
            <text:p>968</text:p>
          </table:table-cell>
          <table:table-cell office:value-type="float" office:value="2052">
            <text:p>2052</text:p>
          </table:table-cell>
          <table:table-cell office:value-type="float" office:value="68.625">
            <text:p>68.625</text:p>
          </table:table-cell>
          <table:table-cell office:value-type="float" office:value="24.125">
            <text:p>24.125</text:p>
          </table:table-cell>
          <table:table-cell office:value-type="float" office:value="62.375">
            <text:p>62.375</text:p>
          </table:table-cell>
          <table:table-cell office:value-type="float" office:value="0.20922256097561">
            <text:p>0.209222561</text:p>
          </table:table-cell>
          <table:table-cell office:value-type="float" office:value="0.024922520661157">
            <text:p>0.0249225207</text:p>
          </table:table-cell>
          <table:table-cell office:value-type="float" office:value="0.0303971734892788">
            <text:p>0.0303971735</text:p>
          </table:table-cell>
          <table:table-cell office:value-type="float" office:value="1.81807616025617">
            <text:p>1.8180761603</text:p>
          </table:table-cell>
          <table:table-cell office:value-type="float" office:value="1.08844624110482">
            <text:p>1.0884462411</text:p>
          </table:table-cell>
          <table:table-cell office:value-type="float" office:value="1.1082011239985">
            <text:p>1.108201124</text:p>
          </table:table-cell>
          <table:table-cell office:value-type="float" office:value="3.64857240576826">
            <text:p>3.6485724058</text:p>
          </table:table-cell>
          <table:table-cell office:value-type="float" office:value="28.1572333602464">
            <text:p>28.1572333602</text:p>
          </table:table-cell>
          <table:table-cell office:value-type="float" office:value="23.14785822428">
            <text:p>23.147858224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66">
            <text:p>1066</text:p>
          </table:table-cell>
          <table:table-cell office:value-type="float" office:value="2462">
            <text:p>2462</text:p>
          </table:table-cell>
          <table:table-cell office:value-type="float" office:value="83.75">
            <text:p>83.75</text:p>
          </table:table-cell>
          <table:table-cell office:value-type="float" office:value="162.375">
            <text:p>162.375</text:p>
          </table:table-cell>
          <table:table-cell office:value-type="float" office:value="86.25">
            <text:p>86.25</text:p>
          </table:table-cell>
          <table:table-cell office:value-type="float" office:value="0.232638888888889">
            <text:p>0.2326388889</text:p>
          </table:table-cell>
          <table:table-cell office:value-type="float" office:value="0.152321763602251">
            <text:p>0.1523217636</text:p>
          </table:table-cell>
          <table:table-cell office:value-type="float" office:value="0.0350324939073924">
            <text:p>0.0350324939</text:p>
          </table:table-cell>
          <table:table-cell office:value-type="float" office:value="1.92031298225309">
            <text:p>1.9203129823</text:p>
          </table:table-cell>
          <table:table-cell office:value-type="float" office:value="1.578601935155">
            <text:p>1.5786019352</text:p>
          </table:table-cell>
          <table:table-cell office:value-type="float" office:value="1.12501918890944">
            <text:p>1.1250191889</text:p>
          </table:table-cell>
          <table:table-cell office:value-type="float" office:value="3.31399931825927">
            <text:p>3.3139993183</text:p>
          </table:table-cell>
          <table:table-cell office:value-type="float" office:value="4.88893279055326">
            <text:p>4.8889327906</text:p>
          </table:table-cell>
          <table:table-cell office:value-type="float" office:value="20.1304207528572">
            <text:p>20.130420752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71">
            <text:p>1271</text:p>
          </table:table-cell>
          <table:table-cell office:value-type="float" office:value="3337">
            <text:p>3337</text:p>
          </table:table-cell>
          <table:table-cell office:value-type="float" office:value="105.625">
            <text:p>105.625</text:p>
          </table:table-cell>
          <table:table-cell office:value-type="float" office:value="65.625">
            <text:p>65.625</text:p>
          </table:table-cell>
          <table:table-cell office:value-type="float" office:value="40">
            <text:p>40</text:p>
          </table:table-cell>
          <table:table-cell office:value-type="float" office:value="0.283938172043011">
            <text:p>0.283938172</text:p>
          </table:table-cell>
          <table:table-cell office:value-type="float" office:value="0.0516325727773407">
            <text:p>0.0516325728</text:p>
          </table:table-cell>
          <table:table-cell office:value-type="float" office:value="0.0119868145040456">
            <text:p>0.0119868145</text:p>
          </table:table-cell>
          <table:table-cell office:value-type="float" office:value="2.15180053781507">
            <text:p>2.1518005378</text:p>
          </table:table-cell>
          <table:table-cell office:value-type="float" office:value="1.18593921296104">
            <text:p>1.185939213</text:p>
          </table:table-cell>
          <table:table-cell office:value-type="float" office:value="1.04223547085919">
            <text:p>1.0422354709</text:p>
          </table:table-cell>
          <table:table-cell office:value-type="float" office:value="2.77334250015875">
            <text:p>2.7733425002</text:p>
          </table:table-cell>
          <table:table-cell office:value-type="float" office:value="13.7682762789068">
            <text:p>13.7682762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1278">
            <text:p>1278</text:p>
          </table:table-cell>
          <table:table-cell office:value-type="float" office:value="2884">
            <text:p>2884</text:p>
          </table:table-cell>
          <table:table-cell office:value-type="float" office:value="59.25">
            <text:p>59.25</text:p>
          </table:table-cell>
          <table:table-cell office:value-type="float" office:value="101.75">
            <text:p>101.75</text:p>
          </table:table-cell>
          <table:table-cell office:value-type="float" office:value="218.25">
            <text:p>218.25</text:p>
          </table:table-cell>
          <table:table-cell office:value-type="float" office:value="0.0955645161290323">
            <text:p>0.0955645161</text:p>
          </table:table-cell>
          <table:table-cell office:value-type="float" office:value="0.0796165884194053">
            <text:p>0.0796165884</text:p>
          </table:table-cell>
          <table:table-cell office:value-type="float" office:value="0.0756761442441054">
            <text:p>0.0756761442</text:p>
          </table:table-cell>
          <table:table-cell office:value-type="float" office:value="1.35237565686785">
            <text:p>1.3523756569</text:p>
          </table:table-cell>
          <table:table-cell office:value-type="float" office:value="1.29108210972495">
            <text:p>1.2910821097</text:p>
          </table:table-cell>
          <table:table-cell office:value-type="float" office:value="1.27609118731737">
            <text:p>1.2760911873</text:p>
          </table:table-cell>
          <table:table-cell office:value-type="float" office:value="7.59448806028314">
            <text:p>7.5944880603</text:p>
          </table:table-cell>
          <table:table-cell office:value-type="float" office:value="9.04821392179993">
            <text:p>9.0482139218</text:p>
          </table:table-cell>
          <table:table-cell office:value-type="float" office:value="9.50174841224692">
            <text:p>9.50174841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15">
            <text:p>715</text:p>
          </table:table-cell>
          <table:table-cell office:value-type="float" office:value="1306">
            <text:p>1306</text:p>
          </table:table-cell>
          <table:table-cell office:value-type="float" office:value="2933">
            <text:p>2933</text:p>
          </table:table-cell>
          <table:table-cell office:value-type="float" office:value="81.625">
            <text:p>81.625</text:p>
          </table:table-cell>
          <table:table-cell office:value-type="float" office:value="91.5">
            <text:p>91.5</text:p>
          </table:table-cell>
          <table:table-cell office:value-type="float" office:value="131.375">
            <text:p>131.375</text:p>
          </table:table-cell>
          <table:table-cell office:value-type="float" office:value="0.114160839160839">
            <text:p>0.1141608392</text:p>
          </table:table-cell>
          <table:table-cell office:value-type="float" office:value="0.0700612557427259">
            <text:p>0.0700612557</text:p>
          </table:table-cell>
          <table:table-cell office:value-type="float" office:value="0.0447920218206614">
            <text:p>0.0447920218</text:p>
          </table:table-cell>
          <table:table-cell office:value-type="float" office:value="1.42510702357083">
            <text:p>1.4251070236</text:p>
          </table:table-cell>
          <table:table-cell office:value-type="float" office:value="1.25483521102979">
            <text:p>1.254835211</text:p>
          </table:table-cell>
          <table:table-cell office:value-type="float" office:value="1.16070447380113">
            <text:p>1.1607044738</text:p>
          </table:table-cell>
          <table:table-cell office:value-type="float" office:value="6.4120027049555">
            <text:p>6.412002705</text:p>
          </table:table-cell>
          <table:table-cell office:value-type="float" office:value="10.2361074690902">
            <text:p>10.2361074691</text:p>
          </table:table-cell>
          <table:table-cell office:value-type="float" office:value="15.8188337520116">
            <text:p>15.81883375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float" office:value="1458">
            <text:p>1458</text:p>
          </table:table-cell>
          <table:table-cell office:value-type="float" office:value="3381">
            <text:p>3381</text:p>
          </table:table-cell>
          <table:table-cell office:value-type="float" office:value="22.5">
            <text:p>22.5</text:p>
          </table:table-cell>
          <table:table-cell office:value-type="float" office:value="108.625">
            <text:p>108.625</text:p>
          </table:table-cell>
          <table:table-cell office:value-type="float" office:value="138.5">
            <text:p>138.5</text:p>
          </table:table-cell>
          <table:table-cell office:value-type="float" office:value="0.030241935483871">
            <text:p>0.0302419355</text:p>
          </table:table-cell>
          <table:table-cell office:value-type="float" office:value="0.074502743484225">
            <text:p>0.0745027435</text:p>
          </table:table-cell>
          <table:table-cell office:value-type="float" office:value="0.0409642117716652">
            <text:p>0.0409642118</text:p>
          </table:table-cell>
          <table:table-cell office:value-type="float" office:value="1.1076393405307">
            <text:p>1.1076393405</text:p>
          </table:table-cell>
          <table:table-cell office:value-type="float" office:value="1.27163889341667">
            <text:p>1.2716388934</text:p>
          </table:table-cell>
          <table:table-cell office:value-type="float" office:value="1.14666375182713">
            <text:p>1.1466637518</text:p>
          </table:table-cell>
          <table:table-cell office:value-type="float" office:value="23.2649194367687">
            <text:p>23.2649194368</text:p>
          </table:table-cell>
          <table:table-cell office:value-type="float" office:value="9.64606965846976">
            <text:p>9.6460696585</text:p>
          </table:table-cell>
          <table:table-cell office:value-type="float" office:value="17.2650533293342">
            <text:p>17.265053329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707">
            <text:p>1707</text:p>
          </table:table-cell>
          <table:table-cell office:value-type="float" office:value="4008">
            <text:p>4008</text:p>
          </table:table-cell>
          <table:table-cell office:value-type="float" office:value="42.125">
            <text:p>42.125</text:p>
          </table:table-cell>
          <table:table-cell office:value-type="float" office:value="131.625">
            <text:p>131.625</text:p>
          </table:table-cell>
          <table:table-cell office:value-type="float" office:value="71.625">
            <text:p>71.625</text:p>
          </table:table-cell>
          <table:table-cell office:value-type="float" office:value="0.0496757075471698">
            <text:p>0.0496757075</text:p>
          </table:table-cell>
          <table:table-cell office:value-type="float" office:value="0.0771089630931459">
            <text:p>0.0771089631</text:p>
          </table:table-cell>
          <table:table-cell office:value-type="float" office:value="0.0178705089820359">
            <text:p>0.017870509</text:p>
          </table:table-cell>
          <table:table-cell office:value-type="float" office:value="1.17870162121891">
            <text:p>1.1787016212</text:p>
          </table:table-cell>
          <table:table-cell office:value-type="float" office:value="1.28153512351704">
            <text:p>1.2815351235</text:p>
          </table:table-cell>
          <table:table-cell office:value-type="float" office:value="1.06317271741603">
            <text:p>1.0631727174</text:p>
          </table:table-cell>
          <table:table-cell office:value-type="float" office:value="14.2972168520279">
            <text:p>14.297216852</text:p>
          </table:table-cell>
          <table:table-cell office:value-type="float" office:value="9.33147415712616">
            <text:p>9.3314741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28">
            <text:p>828</text:p>
          </table:table-cell>
          <table:table-cell office:value-type="float" office:value="1664">
            <text:p>1664</text:p>
          </table:table-cell>
          <table:table-cell office:value-type="float" office:value="3652">
            <text:p>3652</text:p>
          </table:table-cell>
          <table:table-cell office:value-type="float" office:value="76.75">
            <text:p>76.75</text:p>
          </table:table-cell>
          <table:table-cell office:value-type="float" office:value="132.625">
            <text:p>132.625</text:p>
          </table:table-cell>
          <table:table-cell office:value-type="float" office:value="122.75">
            <text:p>122.75</text:p>
          </table:table-cell>
          <table:table-cell office:value-type="float" office:value="0.0926932367149758">
            <text:p>0.0926932367</text:p>
          </table:table-cell>
          <table:table-cell office:value-type="float" office:value="0.0797025240384615">
            <text:p>0.079702524</text:p>
          </table:table-cell>
          <table:table-cell office:value-type="float" office:value="0.0336117196056955">
            <text:p>0.0336117196</text:p>
          </table:table-cell>
          <table:table-cell office:value-type="float" office:value="1.3412667193225">
            <text:p>1.3412667193</text:p>
          </table:table-cell>
          <table:table-cell office:value-type="float" office:value="1.29140971911729">
            <text:p>1.2914097191</text:p>
          </table:table-cell>
          <table:table-cell office:value-type="float" office:value="1.11985532410184">
            <text:p>1.1198553241</text:p>
          </table:table-cell>
          <table:table-cell office:value-type="float" office:value="7.81931533520904">
            <text:p>7.8193153352</text:p>
          </table:table-cell>
          <table:table-cell office:value-type="float" office:value="9.03882240738792">
            <text:p>9.0388224074</text:p>
          </table:table-cell>
          <table:table-cell office:value-type="float" office:value="20.9668514516639">
            <text:p>20.966851451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20">
            <text:p>820</text:p>
          </table:table-cell>
          <table:table-cell office:value-type="float" office:value="1800">
            <text:p>1800</text:p>
          </table:table-cell>
          <table:table-cell office:value-type="float" office:value="4394">
            <text:p>4394</text:p>
          </table:table-cell>
          <table:table-cell office:value-type="float" office:value="27.375">
            <text:p>27.375</text:p>
          </table:table-cell>
          <table:table-cell office:value-type="float" office:value="130.5">
            <text:p>130.5</text:p>
          </table:table-cell>
          <table:table-cell office:value-type="float" office:value="80.625">
            <text:p>80.625</text:p>
          </table:table-cell>
          <table:table-cell office:value-type="float" office:value="0.0333841463414634">
            <text:p>0.0333841463</text:p>
          </table:table-cell>
          <table:table-cell office:value-type="float" office:value="0.0725">
            <text:p>0.0725</text:p>
          </table:table-cell>
          <table:table-cell office:value-type="float" office:value="0.0183488848429677">
            <text:p>0.0183488848</text:p>
          </table:table-cell>
          <table:table-cell office:value-type="float" office:value="1.11902893459994">
            <text:p>1.1190289346</text:p>
          </table:table-cell>
          <table:table-cell office:value-type="float" office:value="1.26405225">
            <text:p>1.26405225</text:p>
          </table:table-cell>
          <table:table-cell office:value-type="float" office:value="1.06488099283735">
            <text:p>1.0648809928</text:p>
          </table:table-cell>
          <table:table-cell office:value-type="float" office:value="21.1074416302187">
            <text:p>21.1074416302</text:p>
          </table:table-cell>
          <table:table-cell office:value-type="float" office:value="9.90318176875291">
            <text:p>9.9031817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28">
            <text:p>928</text:p>
          </table:table-cell>
          <table:table-cell office:value-type="float" office:value="2038">
            <text:p>2038</text:p>
          </table:table-cell>
          <table:table-cell office:value-type="float" office:value="5207">
            <text:p>5207</text:p>
          </table:table-cell>
          <table:table-cell office:value-type="float" office:value="39.25">
            <text:p>39.25</text:p>
          </table:table-cell>
          <table:table-cell office:value-type="float" office:value="139.5">
            <text:p>139.5</text:p>
          </table:table-cell>
          <table:table-cell office:value-type="float" office:value="33.375">
            <text:p>33.375</text:p>
          </table:table-cell>
          <table:table-cell office:value-type="float" office:value="0.0422952586206897">
            <text:p>0.0422952586</text:p>
          </table:table-cell>
          <table:table-cell office:value-type="float" office:value="0.0684494602551521">
            <text:p>0.0684494603</text:p>
          </table:table-cell>
          <table:table-cell office:value-type="float" office:value="0.00640964086806222">
            <text:p>0.0064096409</text:p>
          </table:table-cell>
          <table:table-cell office:value-type="float" office:value="1.15153962741992">
            <text:p>1.1515396274</text:p>
          </table:table-cell>
          <table:table-cell office:value-type="float" office:value="1.24875635496711">
            <text:p>1.248756355</text:p>
          </table:table-cell>
          <table:table-cell office:value-type="float" office:value="1.02251426669049">
            <text:p>1.0225142667</text:p>
          </table:table-cell>
          <table:table-cell office:value-type="float" office:value="16.7324759643585">
            <text:p>16.7324759644</text:p>
          </table:table-cell>
          <table:table-cell office:value-type="float" office:value="10.4691577892889">
            <text:p>10.469157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33">
            <text:p>1133</text:p>
          </table:table-cell>
          <table:table-cell office:value-type="float" office:value="2151">
            <text:p>2151</text:p>
          </table:table-cell>
          <table:table-cell office:value-type="float" office:value="4403">
            <text:p>4403</text:p>
          </table:table-cell>
          <table:table-cell office:value-type="float" office:value="22">
            <text:p>22</text:p>
          </table:table-cell>
          <table:table-cell office:value-type="float" office:value="70.375">
            <text:p>70.375</text:p>
          </table:table-cell>
          <table:table-cell office:value-type="float" office:value="167.875">
            <text:p>167.875</text:p>
          </table:table-cell>
          <table:table-cell office:value-type="float" office:value="0.0194174757281553">
            <text:p>0.0194174757</text:p>
          </table:table-cell>
          <table:table-cell office:value-type="float" office:value="0.0327173407717341">
            <text:p>0.0327173408</text:p>
          </table:table-cell>
          <table:table-cell office:value-type="float" office:value="0.0381274131274131">
            <text:p>0.0381274131</text:p>
          </table:table-cell>
          <table:table-cell office:value-type="float" office:value="1.0687001602413">
            <text:p>1.0687001602</text:p>
          </table:table-cell>
          <table:table-cell office:value-type="float" office:value="1.11660872449993">
            <text:p>1.1166087245</text:p>
          </table:table-cell>
          <table:table-cell office:value-type="float" office:value="1.13629519722425">
            <text:p>1.1362951972</text:p>
          </table:table-cell>
          <table:table-cell office:value-type="float" office:value="0">
            <text:p>0</text:p>
          </table:table-cell>
          <table:table-cell office:value-type="float" office:value="21.5306406645016">
            <text:p>21.5306406645</text:p>
          </table:table-cell>
          <table:table-cell office:value-type="float" office:value="18.5241712254526">
            <text:p>18.524171225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098">
            <text:p>1098</text:p>
          </table:table-cell>
          <table:table-cell office:value-type="float" office:value="2084">
            <text:p>2084</text:p>
          </table:table-cell>
          <table:table-cell office:value-type="float" office:value="3672">
            <text:p>3672</text:p>
          </table:table-cell>
          <table:table-cell office:value-type="float" office:value="91.25">
            <text:p>91.25</text:p>
          </table:table-cell>
          <table:table-cell office:value-type="float" office:value="89.5">
            <text:p>89.5</text:p>
          </table:table-cell>
          <table:table-cell office:value-type="float" office:value="115.875">
            <text:p>115.875</text:p>
          </table:table-cell>
          <table:table-cell office:value-type="float" office:value="0.0831056466302368">
            <text:p>0.0831056466</text:p>
          </table:table-cell>
          <table:table-cell office:value-type="float" office:value="0.0429462571976967">
            <text:p>0.0429462572</text:p>
          </table:table-cell>
          <table:table-cell office:value-type="float" office:value="0.0315563725490196">
            <text:p>0.0315563725</text:p>
          </table:table-cell>
          <table:table-cell office:value-type="float" office:value="1.30440659826942">
            <text:p>1.3044065983</text:p>
          </table:table-cell>
          <table:table-cell office:value-type="float" office:value="1.15392688696623">
            <text:p>1.153926887</text:p>
          </table:table-cell>
          <table:table-cell office:value-type="float" office:value="1.11239908103254">
            <text:p>1.112399081</text:p>
          </table:table-cell>
          <table:table-cell office:value-type="float" office:value="8.6825173404078">
            <text:p>8.6825173404</text:p>
          </table:table-cell>
          <table:table-cell office:value-type="float" office:value="16.4840187933469">
            <text:p>16.4840187933</text:p>
          </table:table-cell>
          <table:table-cell office:value-type="float" office:value="22.3101421015338">
            <text:p>22.310142101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04">
            <text:p>1204</text:p>
          </table:table-cell>
          <table:table-cell office:value-type="float" office:value="2299">
            <text:p>2299</text:p>
          </table:table-cell>
          <table:table-cell office:value-type="float" office:value="3924">
            <text:p>3924</text:p>
          </table:table-cell>
          <table:table-cell office:value-type="float" office:value="70">
            <text:p>70</text:p>
          </table:table-cell>
          <table:table-cell office:value-type="float" office:value="169.625">
            <text:p>169.625</text:p>
          </table:table-cell>
          <table:table-cell office:value-type="float" office:value="280.5">
            <text:p>280.5</text:p>
          </table:table-cell>
          <table:table-cell office:value-type="float" office:value="0.0581395348837209">
            <text:p>0.0581395349</text:p>
          </table:table-cell>
          <table:table-cell office:value-type="float" office:value="0.0737820791648543">
            <text:p>0.0737820792</text:p>
          </table:table-cell>
          <table:table-cell office:value-type="float" office:value="0.0714831804281346">
            <text:p>0.0714831804</text:p>
          </table:table-cell>
          <table:table-cell office:value-type="float" office:value="1.21011357490535">
            <text:p>1.2101135749</text:p>
          </table:table-cell>
          <table:table-cell office:value-type="float" office:value="1.26890711568053">
            <text:p>1.2689071157</text:p>
          </table:table-cell>
          <table:table-cell office:value-type="float" office:value="1.26020642786335">
            <text:p>1.2602064279</text:p>
          </table:table-cell>
          <table:table-cell office:value-type="float" office:value="12.2654409963782">
            <text:p>12.2654409964</text:p>
          </table:table-cell>
          <table:table-cell office:value-type="float" office:value="9.73698149888037">
            <text:p>9.7369814989</text:p>
          </table:table-cell>
          <table:table-cell office:value-type="float" office:value="10.0392329676096">
            <text:p>10.039232967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74">
            <text:p>1274</text:p>
          </table:table-cell>
          <table:table-cell office:value-type="float" office:value="2524">
            <text:p>2524</text:p>
          </table:table-cell>
          <table:table-cell office:value-type="float" office:value="4500">
            <text:p>4500</text:p>
          </table:table-cell>
          <table:table-cell office:value-type="float" office:value="59.25">
            <text:p>59.25</text:p>
          </table:table-cell>
          <table:table-cell office:value-type="float" office:value="90">
            <text:p>90</text:p>
          </table:table-cell>
          <table:table-cell office:value-type="float" office:value="292.625">
            <text:p>292.625</text:p>
          </table:table-cell>
          <table:table-cell office:value-type="float" office:value="0.0465070643642072">
            <text:p>0.0465070644</text:p>
          </table:table-cell>
          <table:table-cell office:value-type="float" office:value="0.0356576862123613">
            <text:p>0.0356576862</text:p>
          </table:table-cell>
          <table:table-cell office:value-type="float" office:value="0.0650277777777778">
            <text:p>0.0650277778</text:p>
          </table:table-cell>
          <table:table-cell office:value-type="float" office:value="1.16701402306485">
            <text:p>1.1670140231</text:p>
          </table:table-cell>
          <table:table-cell office:value-type="float" office:value="1.12729398409186">
            <text:p>1.1272939841</text:p>
          </table:table-cell>
          <table:table-cell office:value-type="float" office:value="1.23588530151235">
            <text:p>1.2358853015</text:p>
          </table:table-cell>
          <table:table-cell office:value-type="float" office:value="15.2480746407553">
            <text:p>15.2480746408</text:p>
          </table:table-cell>
          <table:table-cell office:value-type="float" office:value="19.7834774312721">
            <text:p>19.7834774313</text:p>
          </table:table-cell>
          <table:table-cell office:value-type="float" office:value="11.0021823012405">
            <text:p>11.002182301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284">
            <text:p>1284</text:p>
          </table:table-cell>
          <table:table-cell office:value-type="float" office:value="2637">
            <text:p>2637</text:p>
          </table:table-cell>
          <table:table-cell office:value-type="float" office:value="4427">
            <text:p>4427</text:p>
          </table:table-cell>
          <table:table-cell office:value-type="float" office:value="116.625">
            <text:p>116.625</text:p>
          </table:table-cell>
          <table:table-cell office:value-type="float" office:value="98.25">
            <text:p>98.25</text:p>
          </table:table-cell>
          <table:table-cell office:value-type="float" office:value="356.5">
            <text:p>356.5</text:p>
          </table:table-cell>
          <table:table-cell office:value-type="float" office:value="0.0908294392523365">
            <text:p>0.0908294393</text:p>
          </table:table-cell>
          <table:table-cell office:value-type="float" office:value="0.0372582480091012">
            <text:p>0.037258248</text:p>
          </table:table-cell>
          <table:table-cell office:value-type="float" office:value="0.0805285746555229">
            <text:p>0.0805285747</text:p>
          </table:table-cell>
          <table:table-cell office:value-type="float" office:value="1.33407301197157">
            <text:p>1.334073012</text:p>
          </table:table-cell>
          <table:table-cell office:value-type="float" office:value="1.13312469503948">
            <text:p>1.133124695</text:p>
          </table:table-cell>
          <table:table-cell office:value-type="float" office:value="1.29456031991299">
            <text:p>1.2945603199</text:p>
          </table:table-cell>
          <table:table-cell office:value-type="float" office:value="7.97285775952009">
            <text:p>7.9728577595</text:p>
          </table:table-cell>
          <table:table-cell office:value-type="float" office:value="18.9483193181489">
            <text:p>18.9483193181</text:p>
          </table:table-cell>
          <table:table-cell office:value-type="float" office:value="8.94956896516593">
            <text:p>8.94956896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83">
            <text:p>1583</text:p>
          </table:table-cell>
          <table:table-cell office:value-type="float" office:value="2770">
            <text:p>2770</text:p>
          </table:table-cell>
          <table:table-cell office:value-type="float" office:value="5268">
            <text:p>5268</text:p>
          </table:table-cell>
          <table:table-cell office:value-type="float" office:value="133.125">
            <text:p>133.125</text:p>
          </table:table-cell>
          <table:table-cell office:value-type="float" office:value="148.625">
            <text:p>148.625</text:p>
          </table:table-cell>
          <table:table-cell office:value-type="float" office:value="326.25">
            <text:p>326.25</text:p>
          </table:table-cell>
          <table:table-cell office:value-type="float" office:value="0.0840966519267214">
            <text:p>0.0840966519</text:p>
          </table:table-cell>
          <table:table-cell office:value-type="float" office:value="0.0536552346570397">
            <text:p>0.0536552347</text:p>
          </table:table-cell>
          <table:table-cell office:value-type="float" office:value="0.0619305239179954">
            <text:p>0.0619305239</text:p>
          </table:table-cell>
          <table:table-cell office:value-type="float" office:value="1.30819988559948">
            <text:p>1.3081998856</text:p>
          </table:table-cell>
          <table:table-cell office:value-type="float" office:value="1.1934359343436">
            <text:p>1.1934359343</text:p>
          </table:table-cell>
          <table:table-cell office:value-type="float" office:value="1.22427419770679">
            <text:p>1.2242741977</text:p>
          </table:table-cell>
          <table:table-cell office:value-type="float" office:value="8.58417840952953">
            <text:p>8.5841784095</text:p>
          </table:table-cell>
          <table:table-cell office:value-type="float" office:value="13.2620926306757">
            <text:p>13.2620926307</text:p>
          </table:table-cell>
          <table:table-cell office:value-type="float" office:value="11.5354381150276">
            <text:p>11.53543811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628">
            <text:p>1628</text:p>
          </table:table-cell>
          <table:table-cell office:value-type="float" office:value="3001">
            <text:p>3001</text:p>
          </table:table-cell>
          <table:table-cell office:value-type="float" office:value="6177">
            <text:p>6177</text:p>
          </table:table-cell>
          <table:table-cell office:value-type="float" office:value="48.125">
            <text:p>48.125</text:p>
          </table:table-cell>
          <table:table-cell office:value-type="float" office:value="114.875">
            <text:p>114.875</text:p>
          </table:table-cell>
          <table:table-cell office:value-type="float" office:value="393.25">
            <text:p>393.25</text:p>
          </table:table-cell>
          <table:table-cell office:value-type="float" office:value="0.0295608108108108">
            <text:p>0.0295608108</text:p>
          </table:table-cell>
          <table:table-cell office:value-type="float" office:value="0.0382789070309897">
            <text:p>0.038278907</text:p>
          </table:table-cell>
          <table:table-cell office:value-type="float" office:value="0.0636635907398413">
            <text:p>0.0636635907</text:p>
          </table:table-cell>
          <table:table-cell office:value-type="float" office:value="1.10517556724799">
            <text:p>1.1051755672</text:p>
          </table:table-cell>
          <table:table-cell office:value-type="float" office:value="1.1368481130665">
            <text:p>1.1368481131</text:p>
          </table:table-cell>
          <table:table-cell office:value-type="float" office:value="1.23076655104979">
            <text:p>1.230766551</text:p>
          </table:table-cell>
          <table:table-cell office:value-type="float" office:value="23.793069773722">
            <text:p>23.7930697737</text:p>
          </table:table-cell>
          <table:table-cell office:value-type="float" office:value="18.4522139654051">
            <text:p>18.4522139654</text:p>
          </table:table-cell>
          <table:table-cell office:value-type="float" office:value="11.2306632833021">
            <text:p>11.230663283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74">
            <text:p>1874</text:p>
          </table:table-cell>
          <table:table-cell office:value-type="float" office:value="3220">
            <text:p>3220</text:p>
          </table:table-cell>
          <table:table-cell office:value-type="float" office:value="5920">
            <text:p>5920</text:p>
          </table:table-cell>
          <table:table-cell office:value-type="float" office:value="54.75">
            <text:p>54.75</text:p>
          </table:table-cell>
          <table:table-cell office:value-type="float" office:value="256.875">
            <text:p>256.875</text:p>
          </table:table-cell>
          <table:table-cell office:value-type="float" office:value="346">
            <text:p>346</text:p>
          </table:table-cell>
          <table:table-cell office:value-type="float" office:value="0.0292155816435432">
            <text:p>0.0292155816</text:p>
          </table:table-cell>
          <table:table-cell office:value-type="float" office:value="0.0797748447204969">
            <text:p>0.0797748447</text:p>
          </table:table-cell>
          <table:table-cell office:value-type="float" office:value="0.0584459459459459">
            <text:p>0.0584459459</text:p>
          </table:table-cell>
          <table:table-cell office:value-type="float" office:value="1.10392749416551">
            <text:p>1.1039274942</text:p>
          </table:table-cell>
          <table:table-cell office:value-type="float" office:value="1.29168544718809">
            <text:p>1.2916854472</text:p>
          </table:table-cell>
          <table:table-cell office:value-type="float" office:value="1.21125603086194">
            <text:p>1.2112560309</text:p>
          </table:table-cell>
          <table:table-cell office:value-type="float" office:value="24.0701671567254">
            <text:p>24.0701671567</text:p>
          </table:table-cell>
          <table:table-cell office:value-type="float" office:value="9.03093447942098">
            <text:p>9.0309344794</text:p>
          </table:table-cell>
          <table:table-cell office:value-type="float" office:value="12.2029208297754">
            <text:p>12.202920829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office:value-type="float" office:value="2003">
            <text:p>2003</text:p>
          </table:table-cell>
          <table:table-cell office:value-type="float" office:value="3315">
            <text:p>3315</text:p>
          </table:table-cell>
          <table:table-cell office:value-type="float" office:value="6071">
            <text:p>6071</text:p>
          </table:table-cell>
          <table:table-cell office:value-type="float" office:value="95.125">
            <text:p>95.125</text:p>
          </table:table-cell>
          <table:table-cell office:value-type="float" office:value="158.75">
            <text:p>158.75</text:p>
          </table:table-cell>
          <table:table-cell office:value-type="float" office:value="419.875">
            <text:p>419.875</text:p>
          </table:table-cell>
          <table:table-cell office:value-type="float" office:value="0.047491263105342">
            <text:p>0.0474912631</text:p>
          </table:table-cell>
          <table:table-cell office:value-type="float" office:value="0.0478883861236802">
            <text:p>0.0478883861</text:p>
          </table:table-cell>
          <table:table-cell office:value-type="float" office:value="0.0691607642892439">
            <text:p>0.0691607643</text:p>
          </table:table-cell>
          <table:table-cell office:value-type="float" office:value="1.17064004420852">
            <text:p>1.1706400442</text:p>
          </table:table-cell>
          <table:table-cell office:value-type="float" office:value="1.17210421458292">
            <text:p>1.1721042146</text:p>
          </table:table-cell>
          <table:table-cell office:value-type="float" office:value="1.25143776919382">
            <text:p>1.2514377692</text:p>
          </table:table-cell>
          <table:table-cell office:value-type="float" office:value="14.9391504263995">
            <text:p>14.9391504264</text:p>
          </table:table-cell>
          <table:table-cell office:value-type="float" office:value="14.8180947533348">
            <text:p>14.8180947533</text:p>
          </table:table-cell>
          <table:table-cell office:value-type="float" office:value="10.3649713594828">
            <text:p>10.364971359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60">
            <text:p>2060</text:p>
          </table:table-cell>
          <table:table-cell office:value-type="float" office:value="3605">
            <text:p>3605</text:p>
          </table:table-cell>
          <table:table-cell office:value-type="float" office:value="6595">
            <text:p>6595</text:p>
          </table:table-cell>
          <table:table-cell office:value-type="float" office:value="73.875">
            <text:p>73.875</text:p>
          </table:table-cell>
          <table:table-cell office:value-type="float" office:value="199.75">
            <text:p>199.75</text:p>
          </table:table-cell>
          <table:table-cell office:value-type="float" office:value="363">
            <text:p>363</text:p>
          </table:table-cell>
          <table:table-cell office:value-type="float" office:value="0.0358616504854369">
            <text:p>0.0358616505</text:p>
          </table:table-cell>
          <table:table-cell office:value-type="float" office:value="0.0554091539528433">
            <text:p>0.055409154</text:p>
          </table:table-cell>
          <table:table-cell office:value-type="float" office:value="0.0550416982562547">
            <text:p>0.0550416983</text:p>
          </table:table-cell>
          <table:table-cell office:value-type="float" office:value="1.12803645033109">
            <text:p>1.1280364503</text:p>
          </table:table-cell>
          <table:table-cell office:value-type="float" office:value="1.19994958054482">
            <text:p>1.1999495805</text:p>
          </table:table-cell>
          <table:table-cell office:value-type="float" office:value="1.19858393744888">
            <text:p>1.1985839374</text:p>
          </table:table-cell>
          <table:table-cell office:value-type="float" office:value="19.6729065408426">
            <text:p>19.6729065408</text:p>
          </table:table-cell>
          <table:table-cell office:value-type="float" office:value="12.8530736563381">
            <text:p>12.8530736563</text:p>
          </table:table-cell>
          <table:table-cell office:value-type="float" office:value="12.9366073477642">
            <text:p>12.936607347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58">
            <text:p>1758</text:p>
          </table:table-cell>
          <table:table-cell office:value-type="float" office:value="3626">
            <text:p>3626</text:p>
          </table:table-cell>
          <table:table-cell office:value-type="float" office:value="6850">
            <text:p>6850</text:p>
          </table:table-cell>
          <table:table-cell office:value-type="float" office:value="89.375">
            <text:p>89.375</text:p>
          </table:table-cell>
          <table:table-cell office:value-type="float" office:value="212.625">
            <text:p>212.625</text:p>
          </table:table-cell>
          <table:table-cell office:value-type="float" office:value="401.5">
            <text:p>401.5</text:p>
          </table:table-cell>
          <table:table-cell office:value-type="float" office:value="0.0508390216154721">
            <text:p>0.0508390216</text:p>
          </table:table-cell>
          <table:table-cell office:value-type="float" office:value="0.0586389961389961">
            <text:p>0.0586389961</text:p>
          </table:table-cell>
          <table:table-cell office:value-type="float" office:value="0.0586131386861314">
            <text:p>0.0586131387</text:p>
          </table:table-cell>
          <table:table-cell office:value-type="float" office:value="1.18300240364704">
            <text:p>1.1830024036</text:p>
          </table:table-cell>
          <table:table-cell office:value-type="float" office:value="1.21197600894814">
            <text:p>1.2119760089</text:p>
          </table:table-cell>
          <table:table-cell office:value-type="float" office:value="1.21187956545367">
            <text:p>1.2118795655</text:p>
          </table:table-cell>
          <table:table-cell office:value-type="float" office:value="13.9778659094978">
            <text:p>13.9778659095</text:p>
          </table:table-cell>
          <table:table-cell office:value-type="float" office:value="12.1638662541709">
            <text:p>12.1638662542</text:p>
          </table:table-cell>
          <table:table-cell office:value-type="float" office:value="12.1690823692449">
            <text:p>12.169082369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1930">
            <text:p>1930</text:p>
          </table:table-cell>
          <table:table-cell office:value-type="float" office:value="3854">
            <text:p>3854</text:p>
          </table:table-cell>
          <table:table-cell office:value-type="float" office:value="7459">
            <text:p>7459</text:p>
          </table:table-cell>
          <table:table-cell office:value-type="float" office:value="149.5">
            <text:p>149.5</text:p>
          </table:table-cell>
          <table:table-cell office:value-type="float" office:value="216.25">
            <text:p>216.25</text:p>
          </table:table-cell>
          <table:table-cell office:value-type="float" office:value="367.75">
            <text:p>367.75</text:p>
          </table:table-cell>
          <table:table-cell office:value-type="float" office:value="0.0774611398963731">
            <text:p>0.0774611399</text:p>
          </table:table-cell>
          <table:table-cell office:value-type="float" office:value="0.0561105345096004">
            <text:p>0.0561105345</text:p>
          </table:table-cell>
          <table:table-cell office:value-type="float" office:value="0.0493028556106717">
            <text:p>0.0493028556</text:p>
          </table:table-cell>
          <table:table-cell office:value-type="float" office:value="1.28287443689763">
            <text:p>1.2828744369</text:p>
          </table:table-cell>
          <table:table-cell office:value-type="float" office:value="1.20255771926619">
            <text:p>1.2025577193</text:p>
          </table:table-cell>
          <table:table-cell office:value-type="float" office:value="1.17732430691723">
            <text:p>1.1773243069</text:p>
          </table:table-cell>
          <table:table-cell office:value-type="float" office:value="9.29058595455643">
            <text:p>9.2905859546</text:p>
          </table:table-cell>
          <table:table-cell office:value-type="float" office:value="12.696665352237">
            <text:p>12.6966653522</text:p>
          </table:table-cell>
          <table:table-cell office:value-type="float" office:value="14.4027600303206">
            <text:p>14.402760030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80">
            <text:p>2280</text:p>
          </table:table-cell>
          <table:table-cell office:value-type="float" office:value="4121">
            <text:p>4121</text:p>
          </table:table-cell>
          <table:table-cell office:value-type="float" office:value="8816">
            <text:p>8816</text:p>
          </table:table-cell>
          <table:table-cell office:value-type="float" office:value="114.75">
            <text:p>114.75</text:p>
          </table:table-cell>
          <table:table-cell office:value-type="float" office:value="241.875">
            <text:p>241.875</text:p>
          </table:table-cell>
          <table:table-cell office:value-type="float" office:value="350.625">
            <text:p>350.625</text:p>
          </table:table-cell>
          <table:table-cell office:value-type="float" office:value="0.050328947368421">
            <text:p>0.0503289474</text:p>
          </table:table-cell>
          <table:table-cell office:value-type="float" office:value="0.0586932783305023">
            <text:p>0.0586932783</text:p>
          </table:table-cell>
          <table:table-cell office:value-type="float" office:value="0.0397714382940109">
            <text:p>0.0397714383</text:p>
          </table:table-cell>
          <table:table-cell office:value-type="float" office:value="1.18111600155817">
            <text:p>1.1811160016</text:p>
          </table:table-cell>
          <table:table-cell office:value-type="float" office:value="1.21217847996227">
            <text:p>1.21217848</text:p>
          </table:table-cell>
          <table:table-cell office:value-type="float" office:value="1.14230029794483">
            <text:p>1.1423002979</text:p>
          </table:table-cell>
          <table:table-cell office:value-type="float" office:value="14.116073517361">
            <text:p>14.1160735174</text:p>
          </table:table-cell>
          <table:table-cell office:value-type="float" office:value="12.1529310836055">
            <text:p>12.1529310836</text:p>
          </table:table-cell>
          <table:table-cell office:value-type="float" office:value="17.7725862316271">
            <text:p>17.77258623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2356">
            <text:p>2356</text:p>
          </table:table-cell>
          <table:table-cell office:value-type="float" office:value="4305">
            <text:p>4305</text:p>
          </table:table-cell>
          <table:table-cell office:value-type="float" office:value="8610">
            <text:p>8610</text:p>
          </table:table-cell>
          <table:table-cell office:value-type="float" office:value="96.5">
            <text:p>96.5</text:p>
          </table:table-cell>
          <table:table-cell office:value-type="float" office:value="233.625">
            <text:p>233.625</text:p>
          </table:table-cell>
          <table:table-cell office:value-type="float" office:value="392.25">
            <text:p>392.25</text:p>
          </table:table-cell>
          <table:table-cell office:value-type="float" office:value="0.0409592529711375">
            <text:p>0.040959253</text:p>
          </table:table-cell>
          <table:table-cell office:value-type="float" office:value="0.0542682926829268">
            <text:p>0.0542682927</text:p>
          </table:table-cell>
          <table:table-cell office:value-type="float" office:value="0.0455574912891986">
            <text:p>0.0455574913</text:p>
          </table:table-cell>
          <table:table-cell office:value-type="float" office:value="1.14664559979073">
            <text:p>1.1466455998</text:p>
          </table:table-cell>
          <table:table-cell office:value-type="float" office:value="1.19571131766805">
            <text:p>1.1957113177</text:p>
          </table:table-cell>
          <table:table-cell office:value-type="float" office:value="1.16351917013682">
            <text:p>1.1635191701</text:p>
          </table:table-cell>
          <table:table-cell office:value-type="float" office:value="17.2671021492907">
            <text:p>17.2671021493</text:p>
          </table:table-cell>
          <table:table-cell office:value-type="float" office:value="13.1161209036321">
            <text:p>13.1161209036</text:p>
          </table:table-cell>
          <table:table-cell office:value-type="float" office:value="15.558779766014">
            <text:p>15.55877976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2285">
            <text:p>2285</text:p>
          </table:table-cell>
          <table:table-cell office:value-type="float" office:value="4621">
            <text:p>4621</text:p>
          </table:table-cell>
          <table:table-cell office:value-type="float" office:value="9459">
            <text:p>9459</text:p>
          </table:table-cell>
          <table:table-cell office:value-type="float" office:value="181.875">
            <text:p>181.875</text:p>
          </table:table-cell>
          <table:table-cell office:value-type="float" office:value="228.625">
            <text:p>228.625</text:p>
          </table:table-cell>
          <table:table-cell office:value-type="float" office:value="262.125">
            <text:p>262.125</text:p>
          </table:table-cell>
          <table:table-cell office:value-type="float" office:value="0.0795951859956236">
            <text:p>0.079595186</text:p>
          </table:table-cell>
          <table:table-cell office:value-type="float" office:value="0.0494752218134603">
            <text:p>0.0494752218</text:p>
          </table:table-cell>
          <table:table-cell office:value-type="float" office:value="0.0277117031398668">
            <text:p>0.0277117031</text:p>
          </table:table-cell>
          <table:table-cell office:value-type="float" office:value="1.29100052250669">
            <text:p>1.2910005225</text:p>
          </table:table-cell>
          <table:table-cell office:value-type="float" office:value="1.17796095959115">
            <text:p>1.1779609596</text:p>
          </table:table-cell>
          <table:table-cell office:value-type="float" office:value="1.09849612043172">
            <text:p>1.0984961204</text:p>
          </table:table-cell>
          <table:table-cell office:value-type="float" office:value="9.05055604845118">
            <text:p>9.0505560485</text:p>
          </table:table-cell>
          <table:table-cell office:value-type="float" office:value="14.353770659877">
            <text:p>14.3537706599</text:p>
          </table:table-cell>
          <table:table-cell office:value-type="float" office:value="25.3577908089443">
            <text:p>25.357790808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534">
            <text:p>2534</text:p>
          </table:table-cell>
          <table:table-cell office:value-type="float" office:value="4854">
            <text:p>4854</text:p>
          </table:table-cell>
          <table:table-cell office:value-type="float" office:value="8487">
            <text:p>8487</text:p>
          </table:table-cell>
          <table:table-cell office:value-type="float" office:value="216.25">
            <text:p>216.25</text:p>
          </table:table-cell>
          <table:table-cell office:value-type="float" office:value="219.125">
            <text:p>219.125</text:p>
          </table:table-cell>
          <table:table-cell office:value-type="float" office:value="404.375">
            <text:p>404.375</text:p>
          </table:table-cell>
          <table:table-cell office:value-type="float" office:value="0.0853393843725336">
            <text:p>0.0853393844</text:p>
          </table:table-cell>
          <table:table-cell office:value-type="float" office:value="0.045143180881747">
            <text:p>0.0451431809</text:p>
          </table:table-cell>
          <table:table-cell office:value-type="float" office:value="0.0476464003770472">
            <text:p>0.0476464004</text:p>
          </table:table-cell>
          <table:table-cell office:value-type="float" office:value="1.31296215393303">
            <text:p>1.3129621539</text:p>
          </table:table-cell>
          <table:table-cell office:value-type="float" office:value="1.16199543037515">
            <text:p>1.1619954304</text:p>
          </table:table-cell>
          <table:table-cell office:value-type="float" office:value="1.17121195307869">
            <text:p>1.1712119531</text:p>
          </table:table-cell>
          <table:table-cell office:value-type="float" office:value="8.46408637803629">
            <text:p>8.464086378</text:p>
          </table:table-cell>
          <table:table-cell office:value-type="float" office:value="15.6984392828862">
            <text:p>15.6984392829</text:p>
          </table:table-cell>
          <table:table-cell office:value-type="float" office:value="14.8916195356611">
            <text:p>14.891619535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692">
            <text:p>2692</text:p>
          </table:table-cell>
          <table:table-cell office:value-type="float" office:value="5192">
            <text:p>5192</text:p>
          </table:table-cell>
          <table:table-cell office:value-type="float" office:value="8581">
            <text:p>8581</text:p>
          </table:table-cell>
          <table:table-cell office:value-type="float" office:value="233.875">
            <text:p>233.875</text:p>
          </table:table-cell>
          <table:table-cell office:value-type="float" office:value="322.875">
            <text:p>322.875</text:p>
          </table:table-cell>
          <table:table-cell office:value-type="float" office:value="429.625">
            <text:p>429.625</text:p>
          </table:table-cell>
          <table:table-cell office:value-type="float" office:value="0.0868777860326894">
            <text:p>0.086877786</text:p>
          </table:table-cell>
          <table:table-cell office:value-type="float" office:value="0.0621870184899846">
            <text:p>0.0621870185</text:p>
          </table:table-cell>
          <table:table-cell office:value-type="float" office:value="0.050067008507167">
            <text:p>0.0500670085</text:p>
          </table:table-cell>
          <table:table-cell office:value-type="float" office:value="1.31886584053806">
            <text:p>1.3188658405</text:p>
          </table:table-cell>
          <table:table-cell office:value-type="float" office:value="1.22523432624155">
            <text:p>1.2252343262</text:p>
          </table:table-cell>
          <table:table-cell office:value-type="float" office:value="1.18014767224316">
            <text:p>1.1801476722</text:p>
          </table:table-cell>
          <table:table-cell office:value-type="float" office:value="8.32017873911715">
            <text:p>8.3201787391</text:p>
          </table:table-cell>
          <table:table-cell office:value-type="float" office:value="11.4892606227134">
            <text:p>11.4892606227</text:p>
          </table:table-cell>
          <table:table-cell office:value-type="float" office:value="14.1881415593697">
            <text:p>14.188141559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3145">
            <text:p>3145</text:p>
          </table:table-cell>
          <table:table-cell office:value-type="float" office:value="5652">
            <text:p>5652</text:p>
          </table:table-cell>
          <table:table-cell office:value-type="float" office:value="9552">
            <text:p>9552</text:p>
          </table:table-cell>
          <table:table-cell office:value-type="float" office:value="260.5">
            <text:p>260.5</text:p>
          </table:table-cell>
          <table:table-cell office:value-type="float" office:value="390.375">
            <text:p>390.375</text:p>
          </table:table-cell>
          <table:table-cell office:value-type="float" office:value="190">
            <text:p>190</text:p>
          </table:table-cell>
          <table:table-cell office:value-type="float" office:value="0.0828298887122417">
            <text:p>0.0828298887</text:p>
          </table:table-cell>
          <table:table-cell office:value-type="float" office:value="0.0690684713375796">
            <text:p>0.0690684713</text:p>
          </table:table-cell>
          <table:table-cell office:value-type="float" office:value="0.019891122278057">
            <text:p>0.0198911223</text:p>
          </table:table-cell>
          <table:table-cell office:value-type="float" office:value="1.30335175980245">
            <text:p>1.3033517598</text:p>
          </table:table-cell>
          <table:table-cell office:value-type="float" office:value="1.25108973899803">
            <text:p>1.251089739</text:p>
          </table:table-cell>
          <table:table-cell office:value-type="float" office:value="1.07039441519434">
            <text:p>1.0703944152</text:p>
          </table:table-cell>
          <table:table-cell office:value-type="float" office:value="8.71029948380849">
            <text:p>8.7102994838</text:p>
          </table:table-cell>
          <table:table-cell office:value-type="float" office:value="10.378368620092">
            <text:p>10.3783686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2850">
            <text:p>2850</text:p>
          </table:table-cell>
          <table:table-cell office:value-type="float" office:value="5530">
            <text:p>5530</text:p>
          </table:table-cell>
          <table:table-cell office:value-type="float" office:value="8935">
            <text:p>8935</text:p>
          </table:table-cell>
          <table:table-cell office:value-type="float" office:value="248.5">
            <text:p>248.5</text:p>
          </table:table-cell>
          <table:table-cell office:value-type="float" office:value="398.5">
            <text:p>398.5</text:p>
          </table:table-cell>
          <table:table-cell office:value-type="float" office:value="43.75">
            <text:p>43.75</text:p>
          </table:table-cell>
          <table:table-cell office:value-type="float" office:value="0.0871929824561404">
            <text:p>0.0871929825</text:p>
          </table:table-cell>
          <table:table-cell office:value-type="float" office:value="0.0720614828209765">
            <text:p>0.0720614828</text:p>
          </table:table-cell>
          <table:table-cell office:value-type="float" office:value="0.0048964745383324">
            <text:p>0.0048964745</text:p>
          </table:table-cell>
          <table:table-cell office:value-type="float" office:value="1.3200765663281">
            <text:p>1.3200765663</text:p>
          </table:table-cell>
          <table:table-cell office:value-type="float" office:value="1.26239319019388">
            <text:p>1.2623931902</text:p>
          </table:table-cell>
          <table:table-cell office:value-type="float" office:value="1.01718465279146">
            <text:p>1.0171846528</text:p>
          </table:table-cell>
          <table:table-cell office:value-type="float" office:value="8.29132058784474">
            <text:p>8.2913205878</text:p>
          </table:table-cell>
          <table:table-cell office:value-type="float" office:value="9.96138500415112">
            <text:p>9.9613850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10">
            <text:p>3210</text:p>
          </table:table-cell>
          <table:table-cell office:value-type="float" office:value="6024">
            <text:p>6024</text:p>
          </table:table-cell>
          <table:table-cell office:value-type="float" office:value="10091">
            <text:p>10091</text:p>
          </table:table-cell>
          <table:table-cell office:value-type="float" office:value="222.625">
            <text:p>222.625</text:p>
          </table:table-cell>
          <table:table-cell office:value-type="float" office:value="-24.375">
            <text:p>-24.375</text:p>
          </table:table-cell>
          <table:table-cell office:value-type="float" office:value="379.125">
            <text:p>379.125</text:p>
          </table:table-cell>
          <table:table-cell office:value-type="float" office:value="0.0693535825545171">
            <text:p>0.0693535826</text:p>
          </table:table-cell>
          <table:table-cell office:value-type="float" office:value="-0.00404631474103586">
            <text:p>-0.0040463147</text:p>
          </table:table-cell>
          <table:table-cell office:value-type="float" office:value="0.0375706074720048">
            <text:p>0.0375706075</text:p>
          </table:table-cell>
          <table:table-cell office:value-type="float" office:value="1.25216498099058">
            <text:p>1.252164981</text:p>
          </table:table-cell>
          <table:table-cell office:value-type="float" office:value="0.985869988825822">
            <text:p>0.9858699888</text:p>
          </table:table-cell>
          <table:table-cell office:value-type="float" office:value="1.13426376522181">
            <text:p>1.1342637652</text:p>
          </table:table-cell>
          <table:table-cell office:value-type="float" office:value="10.3370968501988">
            <text:p>10.3370968502</text:p>
          </table:table-cell>
          <table:table-cell office:value-type="float" office:value="0">
            <text:p>0</text:p>
          </table:table-cell>
          <table:table-cell office:value-type="float" office:value="18.7936307177976">
            <text:p>18.793630717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3731">
            <text:p>3731</text:p>
          </table:table-cell>
          <table:table-cell office:value-type="float" office:value="6348">
            <text:p>6348</text:p>
          </table:table-cell>
          <table:table-cell office:value-type="float" office:value="11332">
            <text:p>11332</text:p>
          </table:table-cell>
          <table:table-cell office:value-type="float" office:value="195.5">
            <text:p>195.5</text:p>
          </table:table-cell>
          <table:table-cell office:value-type="float" office:value="387">
            <text:p>387</text:p>
          </table:table-cell>
          <table:table-cell office:value-type="float" office:value="28.75">
            <text:p>28.75</text:p>
          </table:table-cell>
          <table:table-cell office:value-type="float" office:value="0.0523988206915036">
            <text:p>0.0523988207</text:p>
          </table:table-cell>
          <table:table-cell office:value-type="float" office:value="0.0609640831758034">
            <text:p>0.0609640832</text:p>
          </table:table-cell>
          <table:table-cell office:value-type="float" office:value="0.00253706318390399">
            <text:p>0.0025370632</text:p>
          </table:table-cell>
          <table:table-cell office:value-type="float" office:value="1.18877731978359">
            <text:p>1.1887773198</text:p>
          </table:table-cell>
          <table:table-cell office:value-type="float" office:value="1.22065886521275">
            <text:p>1.2206588652</text:p>
          </table:table-cell>
          <table:table-cell office:value-type="float" office:value="1.00889233705528">
            <text:p>1.0088923371</text:p>
          </table:table-cell>
          <table:table-cell office:value-type="float" office:value="13.5719210190534">
            <text:p>13.5719210191</text:p>
          </table:table-cell>
          <table:table-cell office:value-type="float" office:value="11.7129185888071">
            <text:p>11.7129185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3855">
            <text:p>3855</text:p>
          </table:table-cell>
          <table:table-cell office:value-type="float" office:value="6523">
            <text:p>6523</text:p>
          </table:table-cell>
          <table:table-cell office:value-type="float" office:value="10719">
            <text:p>10719</text:p>
          </table:table-cell>
          <table:table-cell office:value-type="float" office:value="238.5">
            <text:p>238.5</text:p>
          </table:table-cell>
          <table:table-cell office:value-type="float" office:value="140.625">
            <text:p>140.625</text:p>
          </table:table-cell>
          <table:table-cell office:value-type="float" office:value="707.125">
            <text:p>707.125</text:p>
          </table:table-cell>
          <table:table-cell office:value-type="float" office:value="0.0618677042801556">
            <text:p>0.0618677043</text:p>
          </table:table-cell>
          <table:table-cell office:value-type="float" office:value="0.0215583320558025">
            <text:p>0.0215583321</text:p>
          </table:table-cell>
          <table:table-cell office:value-type="float" office:value="0.0659693068383245">
            <text:p>0.0659693068</text:p>
          </table:table-cell>
          <table:table-cell office:value-type="float" office:value="1.22403908613302">
            <text:p>1.2240390861</text:p>
          </table:table-cell>
          <table:table-cell office:value-type="float" office:value="1.07636509509012">
            <text:p>1.0763650951</text:p>
          </table:table-cell>
          <table:table-cell office:value-type="float" office:value="1.2394223948458">
            <text:p>1.2394223948</text:p>
          </table:table-cell>
          <table:table-cell office:value-type="float" office:value="11.5468060786385">
            <text:p>11.5468060786</text:p>
          </table:table-cell>
          <table:table-cell office:value-type="float" office:value="32.497512659272">
            <text:p>32.4975126593</text:p>
          </table:table-cell>
          <table:table-cell office:value-type="float" office:value="10.8500000468689">
            <text:p>10.850000046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4102">
            <text:p>4102</text:p>
          </table:table-cell>
          <table:table-cell office:value-type="float" office:value="6180">
            <text:p>6180</text:p>
          </table:table-cell>
          <table:table-cell office:value-type="float" office:value="9239">
            <text:p>9239</text:p>
          </table:table-cell>
          <table:table-cell office:value-type="float" office:value="219">
            <text:p>219</text:p>
          </table:table-cell>
          <table:table-cell office:value-type="float" office:value="256.375">
            <text:p>256.375</text:p>
          </table:table-cell>
          <table:table-cell office:value-type="float" office:value="67.375">
            <text:p>67.375</text:p>
          </table:table-cell>
          <table:table-cell office:value-type="float" office:value="0.053388590931253">
            <text:p>0.0533885909</text:p>
          </table:table-cell>
          <table:table-cell office:value-type="float" office:value="0.0414846278317152">
            <text:p>0.0414846278</text:p>
          </table:table-cell>
          <table:table-cell office:value-type="float" office:value="0.00729245589349497">
            <text:p>0.0072924559</text:p>
          </table:table-cell>
          <table:table-cell office:value-type="float" office:value="1.19244673787697">
            <text:p>1.1924467379</text:p>
          </table:table-cell>
          <table:table-cell office:value-type="float" office:value="1.14856930712982">
            <text:p>1.1485693071</text:p>
          </table:table-cell>
          <table:table-cell office:value-type="float" office:value="1.02562782825663">
            <text:p>1.0256278283</text:p>
          </table:table-cell>
          <table:table-cell office:value-type="float" office:value="13.3266275325226">
            <text:p>13.3266275325</text:p>
          </table:table-cell>
          <table:table-cell office:value-type="float" office:value="17.0527565481579">
            <text:p>17.0527565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542">
            <text:p>3542</text:p>
          </table:table-cell>
          <table:table-cell office:value-type="float" office:value="6432">
            <text:p>6432</text:p>
          </table:table-cell>
          <table:table-cell office:value-type="float" office:value="12091">
            <text:p>12091</text:p>
          </table:table-cell>
          <table:table-cell office:value-type="float" office:value="2422.75">
            <text:p>2422.75</text:p>
          </table:table-cell>
          <table:table-cell office:value-type="float" office:value="2194.625">
            <text:p>2194.625</text:p>
          </table:table-cell>
          <table:table-cell office:value-type="float" office:value="1725.375">
            <text:p>1725.375</text:p>
          </table:table-cell>
          <table:table-cell office:value-type="float" office:value="0.684006211180124">
            <text:p>0.6840062112</text:p>
          </table:table-cell>
          <table:table-cell office:value-type="float" office:value="0.341204135572139">
            <text:p>0.3412041356</text:p>
          </table:table-cell>
          <table:table-cell office:value-type="float" office:value="0.142699115044248">
            <text:p>0.142699115</text:p>
          </table:table-cell>
          <table:table-cell office:value-type="float" office:value="4.31103615311909">
            <text:p>4.3110361531</text:p>
          </table:table-cell>
          <table:table-cell office:value-type="float" office:value="2.42239818828029">
            <text:p>2.4223981883</text:p>
          </table:table-cell>
          <table:table-cell office:value-type="float" office:value="1.53935845602631">
            <text:p>1.539358456</text:p>
          </table:table-cell>
          <table:table-cell office:value-type="float" office:value="1.32996858453053">
            <text:p>1.3299685845</text:p>
          </table:table-cell>
          <table:table-cell office:value-type="float" office:value="2.36111431663221">
            <text:p>2.3611143166</text:p>
          </table:table-cell>
          <table:table-cell office:value-type="float" office:value="5.19627428412458">
            <text:p>5.196274284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3480">
            <text:p>3480</text:p>
          </table:table-cell>
          <table:table-cell office:value-type="float" office:value="6997">
            <text:p>6997</text:p>
          </table:table-cell>
          <table:table-cell office:value-type="float" office:value="16906">
            <text:p>16906</text:p>
          </table:table-cell>
          <table:table-cell office:value-type="float" office:value="-504.125">
            <text:p>-504.125</text:p>
          </table:table-cell>
          <table:table-cell office:value-type="float" office:value="144.375">
            <text:p>144.375</text:p>
          </table:table-cell>
          <table:table-cell office:value-type="float" office:value="1163.75">
            <text:p>1163.75</text:p>
          </table:table-cell>
          <table:table-cell office:value-type="float" office:value="-0.144863505747126">
            <text:p>-0.1448635057</text:p>
          </table:table-cell>
          <table:table-cell office:value-type="float" office:value="0.0206338430756038">
            <text:p>0.0206338431</text:p>
          </table:table-cell>
          <table:table-cell office:value-type="float" office:value="0.0688365077487283">
            <text:p>0.0688365077</text:p>
          </table:table-cell>
          <table:table-cell office:value-type="float" office:value="0.534109183067859">
            <text:p>0.5341091831</text:p>
          </table:table-cell>
          <table:table-cell office:value-type="float" office:value="1.07305293150555">
            <text:p>1.0730529315</text:p>
          </table:table-cell>
          <table:table-cell office:value-type="float" office:value="1.25021516812667">
            <text:p>1.2502151681</text:p>
          </table:table-cell>
          <table:table-cell office:value-type="float" office:value="-4.42922017196386">
            <text:p>-4.429220172</text:p>
          </table:table-cell>
          <table:table-cell office:value-type="float" office:value="33.9381268395493">
            <text:p>33.9381268395</text:p>
          </table:table-cell>
          <table:table-cell office:value-type="float" office:value="10.4121990495399">
            <text:p>10.412199049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2900">
            <text:p>2900</text:p>
          </table:table-cell>
          <table:table-cell office:value-type="float" office:value="7291">
            <text:p>7291</text:p>
          </table:table-cell>
          <table:table-cell office:value-type="float" office:value="19260">
            <text:p>19260</text:p>
          </table:table-cell>
          <table:table-cell office:value-type="float" office:value="-339.75">
            <text:p>-339.75</text:p>
          </table:table-cell>
          <table:table-cell office:value-type="float" office:value="379.625">
            <text:p>379.625</text:p>
          </table:table-cell>
          <table:table-cell office:value-type="float" office:value="620.25">
            <text:p>620.25</text:p>
          </table:table-cell>
          <table:table-cell office:value-type="float" office:value="-0.117155172413793">
            <text:p>-0.1171551724</text:p>
          </table:table-cell>
          <table:table-cell office:value-type="float" office:value="0.052067617610753">
            <text:p>0.0520676176</text:p>
          </table:table-cell>
          <table:table-cell office:value-type="float" office:value="0.0322040498442368">
            <text:p>0.0322040498</text:p>
          </table:table-cell>
          <table:table-cell office:value-type="float" office:value="0.616858552021403">
            <text:p>0.616858552</text:p>
          </table:table-cell>
          <table:table-cell office:value-type="float" office:value="1.18755029377281">
            <text:p>1.1875502938</text:p>
          </table:table-cell>
          <table:table-cell office:value-type="float" office:value="1.11474689207451">
            <text:p>1.1147468921</text:p>
          </table:table-cell>
          <table:table-cell office:value-type="float" office:value="-5.56271883219515">
            <text:p>-5.5627188322</text:p>
          </table:table-cell>
          <table:table-cell office:value-type="float" office:value="13.6560846426689">
            <text:p>13.6560846427</text:p>
          </table:table-cell>
          <table:table-cell office:value-type="float" office:value="21.8683456649585">
            <text:p>21.86834566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020">
            <text:p>3020</text:p>
          </table:table-cell>
          <table:table-cell office:value-type="float" office:value="6221">
            <text:p>6221</text:p>
          </table:table-cell>
          <table:table-cell office:value-type="float" office:value="30284">
            <text:p>30284</text:p>
          </table:table-cell>
          <table:table-cell office:value-type="float" office:value="-171.625">
            <text:p>-171.625</text:p>
          </table:table-cell>
          <table:table-cell office:value-type="float" office:value="-26">
            <text:p>-26</text:p>
          </table:table-cell>
          <table:table-cell office:value-type="float" office:value="5912.75">
            <text:p>5912.75</text:p>
          </table:table-cell>
          <table:table-cell office:value-type="float" office:value="-0.0568294701986755">
            <text:p>-0.0568294702</text:p>
          </table:table-cell>
          <table:table-cell office:value-type="float" office:value="-0.0041793923806462">
            <text:p>-0.0041793924</text:p>
          </table:table-cell>
          <table:table-cell office:value-type="float" office:value="0.195243362831858">
            <text:p>0.1952433628</text:p>
          </table:table-cell>
          <table:table-cell office:value-type="float" office:value="0.807426848123438">
            <text:p>0.8074268481</text:p>
          </table:table-cell>
          <table:table-cell office:value-type="float" office:value="0.985406362616254">
            <text:p>0.9854063626</text:p>
          </table:table-cell>
          <table:table-cell office:value-type="float" office:value="1.75806691254209">
            <text:p>1.7580669125</text:p>
          </table:table-cell>
          <table:table-cell office:value-type="float" office:value="-11.8470141771499">
            <text:p>-11.8470141771</text:p>
          </table:table-cell>
          <table:table-cell office:value-type="float" office:value="0">
            <text:p>0</text:p>
          </table:table-cell>
          <table:table-cell office:value-type="float" office:value="3.88644742022235">
            <text:p>3.886447420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2640">
            <text:p>2640</text:p>
          </table:table-cell>
          <table:table-cell office:value-type="float" office:value="6838">
            <text:p>6838</text:p>
          </table:table-cell>
          <table:table-cell office:value-type="float" office:value="42344">
            <text:p>42344</text:p>
          </table:table-cell>
          <table:table-cell office:value-type="float" office:value="-75">
            <text:p>-75</text:p>
          </table:table-cell>
          <table:table-cell office:value-type="float" office:value="-46.875">
            <text:p>-46.875</text:p>
          </table:table-cell>
          <table:table-cell office:value-type="float" office:value="5092">
            <text:p>5092</text:p>
          </table:table-cell>
          <table:table-cell office:value-type="float" office:value="-0.0284090909090909">
            <text:p>-0.0284090909</text:p>
          </table:table-cell>
          <table:table-cell office:value-type="float" office:value="-0.00685507458321147">
            <text:p>-0.0068550746</text:p>
          </table:table-cell>
          <table:table-cell office:value-type="float" office:value="0.120253164556962">
            <text:p>0.1202531646</text:p>
          </table:table-cell>
          <table:table-cell office:value-type="float" office:value="0.902150051652893">
            <text:p>0.9021500517</text:p>
          </table:table-cell>
          <table:table-cell office:value-type="float" office:value="0.976099343371941">
            <text:p>0.9760993434</text:p>
          </table:table-cell>
          <table:table-cell office:value-type="float" office:value="1.44922929017786">
            <text:p>1.4492292902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420">
            <text:p>2420</text:p>
          </table:table-cell>
          <table:table-cell office:value-type="float" office:value="6916">
            <text:p>6916</text:p>
          </table:table-cell>
          <table:table-cell office:value-type="float" office:value="48240">
            <text:p>48240</text:p>
          </table:table-cell>
          <table:table-cell office:value-type="float" office:value="47.5">
            <text:p>47.5</text:p>
          </table:table-cell>
          <table:table-cell office:value-type="float" office:value="-472.125">
            <text:p>-472.125</text:p>
          </table:table-cell>
          <table:table-cell office:value-type="float" office:value="3785.5">
            <text:p>3785.5</text:p>
          </table:table-cell>
          <table:table-cell office:value-type="float" office:value="0.0196280991735537">
            <text:p>0.0196280992</text:p>
          </table:table-cell>
          <table:table-cell office:value-type="float" office:value="-0.0682656159629844">
            <text:p>-0.068265616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0.770204325002254">
            <text:p>0.770204325</text:p>
          </table:table-cell>
          <table:table-cell office:value-type="float" office:value="1.28672224151235">
            <text:p>1.2867222415</text:p>
          </table:table-cell>
          <table:table-cell office:value-type="float" office:value="0">
            <text:p>0</text:p>
          </table:table-cell>
          <table:table-cell office:value-type="float" office:value="-9.80302195432311">
            <text:p>-9.8030219543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900">
            <text:p>2900</text:p>
          </table:table-cell>
          <table:table-cell office:value-type="float" office:value="7076">
            <text:p>7076</text:p>
          </table:table-cell>
          <table:table-cell office:value-type="float" office:value="56280">
            <text:p>56280</text:p>
          </table:table-cell>
          <table:table-cell office:value-type="float" office:value="-339.75">
            <text:p>-339.75</text:p>
          </table:table-cell>
          <table:table-cell office:value-type="float" office:value="-112.375">
            <text:p>-112.375</text:p>
          </table:table-cell>
          <table:table-cell office:value-type="float" office:value="2713.5">
            <text:p>2713.5</text:p>
          </table:table-cell>
          <table:table-cell office:value-type="float" office:value="-0.117155172413793">
            <text:p>-0.1171551724</text:p>
          </table:table-cell>
          <table:table-cell office:value-type="float" office:value="-0.0158811475409836">
            <text:p>-0.0158811475</text:p>
          </table:table-cell>
          <table:table-cell office:value-type="float" office:value="0.0482142857142857">
            <text:p>0.0482142857</text:p>
          </table:table-cell>
          <table:table-cell office:value-type="float" office:value="0.616858552021403">
            <text:p>0.616858552</text:p>
          </table:table-cell>
          <table:table-cell office:value-type="float" office:value="0.944910316867106">
            <text:p>0.9449103169</text:p>
          </table:table-cell>
          <table:table-cell office:value-type="float" office:value="1.17330625">
            <text:p>1.17330625</text:p>
          </table:table-cell>
          <table:table-cell office:value-type="float" office:value="-5.56271883219515">
            <text:p>-5.5627188322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3020">
            <text:p>3020</text:p>
          </table:table-cell>
          <table:table-cell office:value-type="float" office:value="6327">
            <text:p>6327</text:p>
          </table:table-cell>
          <table:table-cell office:value-type="float" office:value="54672">
            <text:p>54672</text:p>
          </table:table-cell>
          <table:table-cell office:value-type="float" office:value="-171.625">
            <text:p>-171.625</text:p>
          </table:table-cell>
          <table:table-cell office:value-type="float" office:value="237.5">
            <text:p>237.5</text:p>
          </table:table-cell>
          <table:table-cell office:value-type="float" office:value="636.5">
            <text:p>636.5</text:p>
          </table:table-cell>
          <table:table-cell office:value-type="float" office:value="-0.0568294701986755">
            <text:p>-0.0568294702</text:p>
          </table:table-cell>
          <table:table-cell office:value-type="float" office:value="0.0375375375375375">
            <text:p>0.0375375375</text:p>
          </table:table-cell>
          <table:table-cell office:value-type="float" office:value="0.0116421568627451">
            <text:p>0.0116421569</text:p>
          </table:table-cell>
          <table:table-cell office:value-type="float" office:value="0.807426848123438">
            <text:p>0.8074268481</text:p>
          </table:table-cell>
          <table:table-cell office:value-type="float" office:value="1.13414315216117">
            <text:p>1.1341431522</text:p>
          </table:table-cell>
          <table:table-cell office:value-type="float" office:value="1.04101320705978">
            <text:p>1.0410132071</text:p>
          </table:table-cell>
          <table:table-cell office:value-type="float" office:value="-11.8470141771499">
            <text:p>-11.8470141771</text:p>
          </table:table-cell>
          <table:table-cell office:value-type="float" office:value="18.8098859802514">
            <text:p>18.8098859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">
            <text:p>32</text:p>
          </table:table-cell>
          <table:table-cell office:value-type="float" office:value="2640">
            <text:p>2640</text:p>
          </table:table-cell>
          <table:table-cell office:value-type="float" office:value="6264">
            <text:p>6264</text:p>
          </table:table-cell>
          <table:table-cell office:value-type="float" office:value="46632">
            <text:p>46632</text:p>
          </table:table-cell>
          <table:table-cell office:value-type="float" office:value="-75">
            <text:p>-75</text:p>
          </table:table-cell>
          <table:table-cell office:value-type="float" office:value="-635.375">
            <text:p>-635.375</text:p>
          </table:table-cell>
          <table:table-cell office:value-type="float" office:value="-1239.5">
            <text:p>-1239.5</text:p>
          </table:table-cell>
          <table:table-cell office:value-type="float" office:value="-0.0284090909090909">
            <text:p>-0.0284090909</text:p>
          </table:table-cell>
          <table:table-cell office:value-type="float" office:value="-0.10143279054917">
            <text:p>-0.1014327905</text:p>
          </table:table-cell>
          <table:table-cell office:value-type="float" office:value="-0.0265804597701149">
            <text:p>-0.0265804598</text:p>
          </table:table-cell>
          <table:table-cell office:value-type="float" office:value="0.902150051652893">
            <text:p>0.9021500517</text:p>
          </table:table-cell>
          <table:table-cell office:value-type="float" office:value="0.665150910635145">
            <text:p>0.6651509106</text:p>
          </table:table-cell>
          <table:table-cell office:value-type="float" office:value="0.908353171654115">
            <text:p>0.9083531717</text:p>
          </table:table-cell>
          <table:table-cell office:value-type="float" office:value="-24.0505424546661">
            <text:p>-24.0505424547</text:p>
          </table:table-cell>
          <table:table-cell office:value-type="float" office:value="-6.48081088174454">
            <text:p>-6.480810881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420">
            <text:p>2420</text:p>
          </table:table-cell>
          <table:table-cell office:value-type="float" office:value="6156">
            <text:p>6156</text:p>
          </table:table-cell>
          <table:table-cell office:value-type="float" office:value="38860">
            <text:p>38860</text:p>
          </table:table-cell>
          <table:table-cell office:value-type="float" office:value="47.5">
            <text:p>47.5</text:p>
          </table:table-cell>
          <table:table-cell office:value-type="float" office:value="-95">
            <text:p>-95</text:p>
          </table:table-cell>
          <table:table-cell office:value-type="float" office:value="-703.5">
            <text:p>-703.5</text:p>
          </table:table-cell>
          <table:table-cell office:value-type="float" office:value="0.0196280991735537">
            <text:p>0.0196280992</text:p>
          </table:table-cell>
          <table:table-cell office:value-type="float" office:value="-0.0154320987654321">
            <text:p>-0.0154320988</text:p>
          </table:table-cell>
          <table:table-cell office:value-type="float" office:value="-0.0181034482758621">
            <text:p>-0.0181034483</text:p>
          </table:table-cell>
          <table:table-cell office:value-type="float" office:value="1.06945346117069">
            <text:p>1.0694534612</text:p>
          </table:table-cell>
          <table:table-cell office:value-type="float" office:value="0.946454427678707">
            <text:p>0.9464544277</text:p>
          </table:table-cell>
          <table:table-cell office:value-type="float" office:value="0.937280291319857">
            <text:p>0.9372802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13">
            <text:p>113</text:p>
          </table:table-cell>
          <table:table-cell office:value-type="float" office:value="3171">
            <text:p>3171</text:p>
          </table:table-cell>
          <table:table-cell office:value-type="float" office:value="6963">
            <text:p>6963</text:p>
          </table:table-cell>
          <table:table-cell office:value-type="float" office:value="40468">
            <text:p>40468</text:p>
          </table:table-cell>
          <table:table-cell office:value-type="float" office:value="-254.875">
            <text:p>-254.875</text:p>
          </table:table-cell>
          <table:table-cell office:value-type="float" office:value="92.5">
            <text:p>92.5</text:p>
          </table:table-cell>
          <table:table-cell office:value-type="float" office:value="-1239.5">
            <text:p>-1239.5</text:p>
          </table:table-cell>
          <table:table-cell office:value-type="float" office:value="-0.0803768527278461">
            <text:p>-0.0803768527</text:p>
          </table:table-cell>
          <table:table-cell office:value-type="float" office:value="0.0132845038058308">
            <text:p>0.0132845038</text:p>
          </table:table-cell>
          <table:table-cell office:value-type="float" office:value="-0.0306291390728477">
            <text:p>-0.0306291391</text:p>
          </table:table-cell>
          <table:table-cell office:value-type="float" office:value="0.731343474823229">
            <text:p>0.7313434748</text:p>
          </table:table-cell>
          <table:table-cell office:value-type="float" office:value="1.04684166028149">
            <text:p>1.0468416603</text:p>
          </table:table-cell>
          <table:table-cell office:value-type="float" office:value="0.894636775799307">
            <text:p>0.8946367758</text:p>
          </table:table-cell>
          <table:table-cell office:value-type="float" office:value="-8.27230336884031">
            <text:p>-8.2723033688</text:p>
          </table:table-cell>
          <table:table-cell office:value-type="float" office:value="0">
            <text:p>0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772">
            <text:p>2772</text:p>
          </table:table-cell>
          <table:table-cell office:value-type="float" office:value="6327">
            <text:p>6327</text:p>
          </table:table-cell>
          <table:table-cell office:value-type="float" office:value="35376">
            <text:p>35376</text:p>
          </table:table-cell>
          <table:table-cell office:value-type="float" office:value="-152.625">
            <text:p>-152.625</text:p>
          </table:table-cell>
          <table:table-cell office:value-type="float" office:value="237.5">
            <text:p>237.5</text:p>
          </table:table-cell>
          <table:table-cell office:value-type="float" office:value="-1005">
            <text:p>-1005</text:p>
          </table:table-cell>
          <table:table-cell office:value-type="float" office:value="-0.0550595238095238">
            <text:p>-0.0550595238</text:p>
          </table:table-cell>
          <table:table-cell office:value-type="float" office:value="0.0375375375375375">
            <text:p>0.0375375375</text:p>
          </table:table-cell>
          <table:table-cell office:value-type="float" office:value="-0.0284090909090909">
            <text:p>-0.0284090909</text:p>
          </table:table-cell>
          <table:table-cell office:value-type="float" office:value="0.813233506944445">
            <text:p>0.8132335069</text:p>
          </table:table-cell>
          <table:table-cell office:value-type="float" office:value="1.13414315216117">
            <text:p>1.1341431522</text:p>
          </table:table-cell>
          <table:table-cell office:value-type="float" office:value="0.902150051652893">
            <text:p>0.9021500517</text:p>
          </table:table-cell>
          <table:table-cell office:value-type="float" office:value="-12.2392068100598">
            <text:p>-12.2392068101</text:p>
          </table:table-cell>
          <table:table-cell office:value-type="float" office:value="18.8098859802514">
            <text:p>18.8098859803</text:p>
          </table:table-cell>
          <table:table-cell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541">
            <text:p>2541</text:p>
          </table:table-cell>
          <table:table-cell office:value-type="float" office:value="6840">
            <text:p>6840</text:p>
          </table:table-cell>
          <table:table-cell office:value-type="float" office:value="32428">
            <text:p>32428</text:p>
          </table:table-cell>
          <table:table-cell office:value-type="float" office:value="49.875">
            <text:p>49.875</text:p>
          </table:table-cell>
          <table:table-cell office:value-type="float" office:value="270">
            <text:p>270</text:p>
          </table:table-cell>
          <table:table-cell office:value-type="float" office:value="636.5">
            <text:p>636.5</text:p>
          </table:table-cell>
          <table:table-cell office:value-type="float" office:value="0.0196280991735537">
            <text:p>0.0196280992</text:p>
          </table:table-cell>
          <table:table-cell office:value-type="float" office:value="0.0394736842105263">
            <text:p>0.0394736842</text:p>
          </table:table-cell>
          <table:table-cell office:value-type="float" office:value="0.0196280991735537">
            <text:p>0.0196280992</text:p>
          </table:table-cell>
          <table:table-cell office:value-type="float" office:value="1.06945346117069">
            <text:p>1.0694534612</text:p>
          </table:table-cell>
          <table:table-cell office:value-type="float" office:value="1.14121191135734">
            <text:p>1.1412119114</text:p>
          </table:table-cell>
          <table:table-cell office:value-type="float" office:value="1.06945346117069">
            <text:p>1.0694534612</text:p>
          </table:table-cell>
          <table:table-cell office:value-type="float" office:value="0">
            <text:p>0</text:p>
          </table:table-cell>
          <table:table-cell office:value-type="float" office:value="17.9040659824112">
            <text:p>17.9040659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3339">
            <text:p>3339</text:p>
          </table:table-cell>
          <table:table-cell office:value-type="float" office:value="8086">
            <text:p>8086</text:p>
          </table:table-cell>
          <table:table-cell office:value-type="float" office:value="42612">
            <text:p>42612</text:p>
          </table:table-cell>
          <table:table-cell office:value-type="float" office:value="173.25">
            <text:p>173.25</text:p>
          </table:table-cell>
          <table:table-cell office:value-type="float" office:value="445.25">
            <text:p>445.25</text:p>
          </table:table-cell>
          <table:table-cell office:value-type="float" office:value="2211">
            <text:p>2211</text:p>
          </table:table-cell>
          <table:table-cell office:value-type="float" office:value="0.0518867924528302">
            <text:p>0.0518867925</text:p>
          </table:table-cell>
          <table:table-cell office:value-type="float" office:value="0.055064308681672">
            <text:p>0.0550643087</text:p>
          </table:table-cell>
          <table:table-cell office:value-type="float" office:value="0.0518867924528302">
            <text:p>0.0518867925</text:p>
          </table:table-cell>
          <table:table-cell office:value-type="float" office:value="1.18688056247775">
            <text:p>1.1868805625</text:p>
          </table:table-cell>
          <table:table-cell office:value-type="float" office:value="1.19866795344341">
            <text:p>1.1986679534</text:p>
          </table:table-cell>
          <table:table-cell office:value-type="float" office:value="1.18688056247775">
            <text:p>1.1868805625</text:p>
          </table:table-cell>
          <table:table-cell office:value-type="float" office:value="13.7024883528063">
            <text:p>13.7024883528</text:p>
          </table:table-cell>
          <table:table-cell office:value-type="float" office:value="12.9314351381529">
            <text:p>12.9314351382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633">
            <text:p>3633</text:p>
          </table:table-cell>
          <table:table-cell office:value-type="float" office:value="8658">
            <text:p>8658</text:p>
          </table:table-cell>
          <table:table-cell office:value-type="float" office:value="46364">
            <text:p>46364</text:p>
          </table:table-cell>
          <table:table-cell office:value-type="float" office:value="99.75">
            <text:p>99.75</text:p>
          </table:table-cell>
          <table:table-cell office:value-type="float" office:value="325">
            <text:p>325</text:p>
          </table:table-cell>
          <table:table-cell office:value-type="float" office:value="1273">
            <text:p>1273</text:p>
          </table:table-cell>
          <table:table-cell office:value-type="float" office:value="0.0274566473988439">
            <text:p>0.0274566474</text:p>
          </table:table-cell>
          <table:table-cell office:value-type="float" office:value="0.0375375375375375">
            <text:p>0.0375375375</text:p>
          </table:table-cell>
          <table:table-cell office:value-type="float" office:value="0.0274566473988439">
            <text:p>0.0274566474</text:p>
          </table:table-cell>
          <table:table-cell office:value-type="float" office:value="1.09757584616927">
            <text:p>1.0975758462</text:p>
          </table:table-cell>
          <table:table-cell office:value-type="float" office:value="1.13414315216117">
            <text:p>1.1341431522</text:p>
          </table:table-cell>
          <table:table-cell office:value-type="float" office:value="1.09757584616927">
            <text:p>1.0975758462</text:p>
          </table:table-cell>
          <table:table-cell office:value-type="float" office:value="25.5901589779144">
            <text:p>25.5901589779</text:p>
          </table:table-cell>
          <table:table-cell office:value-type="float" office:value="18.8098859802514">
            <text:p>18.8098859803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3654">
            <text:p>3654</text:p>
          </table:table-cell>
          <table:table-cell office:value-type="float" office:value="9126">
            <text:p>9126</text:p>
          </table:table-cell>
          <table:table-cell office:value-type="float" office:value="46632">
            <text:p>46632</text:p>
          </table:table-cell>
          <table:table-cell office:value-type="float" office:value="241.5">
            <text:p>241.5</text:p>
          </table:table-cell>
          <table:table-cell office:value-type="float" office:value="374.625">
            <text:p>374.625</text:p>
          </table:table-cell>
          <table:table-cell office:value-type="float" office:value="3082">
            <text:p>3082</text:p>
          </table:table-cell>
          <table:table-cell office:value-type="float" office:value="0.0660919540229885">
            <text:p>0.066091954</text:p>
          </table:table-cell>
          <table:table-cell office:value-type="float" office:value="0.0410502958579882">
            <text:p>0.0410502959</text:p>
          </table:table-cell>
          <table:table-cell office:value-type="float" office:value="0.0660919540229885">
            <text:p>0.066091954</text:p>
          </table:table-cell>
          <table:table-cell office:value-type="float" office:value="1.23988340599815">
            <text:p>1.239883406</text:p>
          </table:table-cell>
          <table:table-cell office:value-type="float" office:value="1.14697888401141">
            <text:p>1.146978884</text:p>
          </table:table-cell>
          <table:table-cell office:value-type="float" office:value="1.23988340599815">
            <text:p>1.239883406</text:p>
          </table:table-cell>
          <table:table-cell office:value-type="float" office:value="10.8304952919625">
            <text:p>10.830495292</text:p>
          </table:table-cell>
          <table:table-cell office:value-type="float" office:value="17.229564972272">
            <text:p>17.2295649723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45">
            <text:p>145</text:p>
          </table:table-cell>
          <table:table-cell office:value-type="float" office:value="4053">
            <text:p>4053</text:p>
          </table:table-cell>
          <table:table-cell office:value-type="float" office:value="9650">
            <text:p>9650</text:p>
          </table:table-cell>
          <table:table-cell office:value-type="float" office:value="51724">
            <text:p>51724</text:p>
          </table:table-cell>
          <table:table-cell office:value-type="float" office:value="333.375">
            <text:p>333.375</text:p>
          </table:table-cell>
          <table:table-cell office:value-type="float" office:value="793.75">
            <text:p>793.75</text:p>
          </table:table-cell>
          <table:table-cell office:value-type="float" office:value="4254.5">
            <text:p>4254.5</text:p>
          </table:table-cell>
          <table:table-cell table:number-columns-repeated="3" office:value-type="float" office:value="0.0822538860103627">
            <text:p>0.082253886</text:p>
          </table:table-cell>
          <table:table-cell table:number-columns-repeated="3" office:value-type="float" office:value="1.30114937649333">
            <text:p>1.3011493765</text:p>
          </table:table-cell>
          <table:table-cell table:number-columns-repeated="3" office:value-type="float" office:value="8.76893140437852">
            <text:p>8.768931404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4431">
            <text:p>4431</text:p>
          </table:table-cell>
          <table:table-cell office:value-type="float" office:value="11240">
            <text:p>11240</text:p>
          </table:table-cell>
          <table:table-cell office:value-type="float" office:value="56548">
            <text:p>56548</text:p>
          </table:table-cell>
          <table:table-cell office:value-type="float" office:value="346.5">
            <text:p>346.5</text:p>
          </table:table-cell>
          <table:table-cell office:value-type="float" office:value="770">
            <text:p>770</text:p>
          </table:table-cell>
          <table:table-cell office:value-type="float" office:value="4422">
            <text:p>4422</text:p>
          </table:table-cell>
          <table:table-cell office:value-type="float" office:value="0.0781990521327014">
            <text:p>0.0781990521</text:p>
          </table:table-cell>
          <table:table-cell office:value-type="float" office:value="0.0685053380782918">
            <text:p>0.0685053381</text:p>
          </table:table-cell>
          <table:table-cell office:value-type="float" office:value="0.0781990521327014">
            <text:p>0.0781990521</text:p>
          </table:table-cell>
          <table:table-cell office:value-type="float" office:value="1.28568226230318">
            <text:p>1.2856822623</text:p>
          </table:table-cell>
          <table:table-cell office:value-type="float" office:value="1.24896692671065">
            <text:p>1.2489669267</text:p>
          </table:table-cell>
          <table:table-cell office:value-type="float" office:value="1.28568226230318">
            <text:p>1.2856822623</text:p>
          </table:table-cell>
          <table:table-cell office:value-type="float" office:value="9.20610708576988">
            <text:p>9.2061070858</text:p>
          </table:table-cell>
          <table:table-cell office:value-type="float" office:value="10.4608949507982">
            <text:p>10.4608949508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3969">
            <text:p>3969</text:p>
          </table:table-cell>
          <table:table-cell office:value-type="float" office:value="9933">
            <text:p>9933</text:p>
          </table:table-cell>
          <table:table-cell office:value-type="float" office:value="50652">
            <text:p>50652</text:p>
          </table:table-cell>
          <table:table-cell office:value-type="float" office:value="433.125">
            <text:p>433.125</text:p>
          </table:table-cell>
          <table:table-cell office:value-type="float" office:value="601.125">
            <text:p>601.125</text:p>
          </table:table-cell>
          <table:table-cell office:value-type="float" office:value="5527.5">
            <text:p>5527.5</text:p>
          </table:table-cell>
          <table:table-cell office:value-type="float" office:value="0.109126984126984">
            <text:p>0.1091269841</text:p>
          </table:table-cell>
          <table:table-cell office:value-type="float" office:value="0.0605179704016913">
            <text:p>0.0605179704</text:p>
          </table:table-cell>
          <table:table-cell office:value-type="float" office:value="0.109126984126984">
            <text:p>0.1091269841</text:p>
          </table:table-cell>
          <table:table-cell office:value-type="float" office:value="1.40528549382716">
            <text:p>1.4052854938</text:p>
          </table:table-cell>
          <table:table-cell office:value-type="float" office:value="1.21899124889934">
            <text:p>1.2189912489</text:p>
          </table:table-cell>
          <table:table-cell office:value-type="float" office:value="1.40528549382716">
            <text:p>1.4052854938</text:p>
          </table:table-cell>
          <table:table-cell office:value-type="float" office:value="6.69234074584823">
            <text:p>6.6923407458</text:p>
          </table:table-cell>
          <table:table-cell office:value-type="float" office:value="11.7967559416732">
            <text:p>11.7967559417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4704">
            <text:p>4704</text:p>
          </table:table-cell>
          <table:table-cell office:value-type="float" office:value="10908">
            <text:p>10908</text:p>
          </table:table-cell>
          <table:table-cell office:value-type="float" office:value="60032">
            <text:p>60032</text:p>
          </table:table-cell>
          <table:table-cell office:value-type="float" office:value="446.25">
            <text:p>446.25</text:p>
          </table:table-cell>
          <table:table-cell office:value-type="float" office:value="382">
            <text:p>382</text:p>
          </table:table-cell>
          <table:table-cell office:value-type="float" office:value="5695">
            <text:p>5695</text:p>
          </table:table-cell>
          <table:table-cell office:value-type="float" office:value="0.0948660714285714">
            <text:p>0.0948660714</text:p>
          </table:table-cell>
          <table:table-cell office:value-type="float" office:value="0.035020168683535">
            <text:p>0.0350201687</text:p>
          </table:table-cell>
          <table:table-cell office:value-type="float" office:value="0.0948660714285714">
            <text:p>0.0948660714</text:p>
          </table:table-cell>
          <table:table-cell office:value-type="float" office:value="1.34967041015625">
            <text:p>1.3496704102</text:p>
          </table:table-cell>
          <table:table-cell office:value-type="float" office:value="1.12497435833303">
            <text:p>1.1249743583</text:p>
          </table:table-cell>
          <table:table-cell office:value-type="float" office:value="1.34967041015625">
            <text:p>1.3496704102</text:p>
          </table:table-cell>
          <table:table-cell office:value-type="float" office:value="7.64792594491755">
            <text:p>7.6479259449</text:p>
          </table:table-cell>
          <table:table-cell office:value-type="float" office:value="20.1373849953047">
            <text:p>20.1373849953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5208">
            <text:p>5208</text:p>
          </table:table-cell>
          <table:table-cell office:value-type="float" office:value="11288">
            <text:p>11288</text:p>
          </table:table-cell>
          <table:table-cell office:value-type="float" office:value="66464">
            <text:p>66464</text:p>
          </table:table-cell>
          <table:table-cell office:value-type="float" office:value="606.375">
            <text:p>606.375</text:p>
          </table:table-cell>
          <table:table-cell office:value-type="float" office:value="395.25">
            <text:p>395.25</text:p>
          </table:table-cell>
          <table:table-cell office:value-type="float" office:value="7738.5">
            <text:p>7738.5</text:p>
          </table:table-cell>
          <table:table-cell office:value-type="float" office:value="0.116431451612903">
            <text:p>0.1164314516</text:p>
          </table:table-cell>
          <table:table-cell office:value-type="float" office:value="0.0350150602409639">
            <text:p>0.0350150602</text:p>
          </table:table-cell>
          <table:table-cell office:value-type="float" office:value="0.116431451612903">
            <text:p>0.1164314516</text:p>
          </table:table-cell>
          <table:table-cell office:value-type="float" office:value="1.43408039517755">
            <text:p>1.4340803952</text:p>
          </table:table-cell>
          <table:table-cell office:value-type="float" office:value="1.12495577755298">
            <text:p>1.1249557776</text:p>
          </table:table-cell>
          <table:table-cell office:value-type="float" office:value="1.43408039517755">
            <text:p>1.4340803952</text:p>
          </table:table-cell>
          <table:table-cell office:value-type="float" office:value="6.29347718693299">
            <text:p>6.2934771869</text:p>
          </table:table-cell>
          <table:table-cell office:value-type="float" office:value="20.1402729058576">
            <text:p>20.1402729059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6111">
            <text:p>6111</text:p>
          </table:table-cell>
          <table:table-cell office:value-type="float" office:value="13651">
            <text:p>13651</text:p>
          </table:table-cell>
          <table:table-cell office:value-type="float" office:value="77988">
            <text:p>77988</text:p>
          </table:table-cell>
          <table:table-cell office:value-type="float" office:value="236.25">
            <text:p>236.25</text:p>
          </table:table-cell>
          <table:table-cell office:value-type="float" office:value="168.25">
            <text:p>168.25</text:p>
          </table:table-cell>
          <table:table-cell office:value-type="float" office:value="3015">
            <text:p>3015</text:p>
          </table:table-cell>
          <table:table-cell office:value-type="float" office:value="0.038659793814433">
            <text:p>0.0386597938</text:p>
          </table:table-cell>
          <table:table-cell office:value-type="float" office:value="0.0123251043879569">
            <text:p>0.0123251044</text:p>
          </table:table-cell>
          <table:table-cell office:value-type="float" office:value="0.038659793814433">
            <text:p>0.0386597938</text:p>
          </table:table-cell>
          <table:table-cell office:value-type="float" office:value="1.13823865447975">
            <text:p>1.1382386545</text:p>
          </table:table-cell>
          <table:table-cell office:value-type="float" office:value="1.04343560542627">
            <text:p>1.0434356054</text:p>
          </table:table-cell>
          <table:table-cell office:value-type="float" office:value="1.13823865447975">
            <text:p>1.1382386545</text:p>
          </table:table-cell>
          <table:table-cell office:value-type="float" office:value="18.2737897199839">
            <text:p>18.27378972</text:p>
          </table:table-cell>
          <table:table-cell office:value-type="float" office:value="0">
            <text:p>0</text:p>
          </table:table-cell>
          <table:table-cell office:value-type="float" office:value="18.2737897199839">
            <text:p>18.273789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6020">
            <text:p>6020</text:p>
          </table:table-cell>
          <table:table-cell office:value-type="float" office:value="13775">
            <text:p>13775</text:p>
          </table:table-cell>
          <table:table-cell office:value-type="float" office:value="90584">
            <text:p>90584</text:p>
          </table:table-cell>
          <table:table-cell office:value-type="float" office:value="71.125">
            <text:p>71.125</text:p>
          </table:table-cell>
          <table:table-cell office:value-type="float" office:value="643.75">
            <text:p>643.75</text:p>
          </table:table-cell>
          <table:table-cell office:value-type="float" office:value="3718.5">
            <text:p>3718.5</text:p>
          </table:table-cell>
          <table:table-cell office:value-type="float" office:value="0.0118147840531561">
            <text:p>0.0118147841</text:p>
          </table:table-cell>
          <table:table-cell office:value-type="float" office:value="0.0467332123411978">
            <text:p>0.0467332123</text:p>
          </table:table-cell>
          <table:table-cell office:value-type="float" office:value="0.0410502958579882">
            <text:p>0.0410502959</text:p>
          </table:table-cell>
          <table:table-cell office:value-type="float" office:value="1.0416253388656">
            <text:p>1.0416253389</text:p>
          </table:table-cell>
          <table:table-cell office:value-type="float" office:value="1.16784686974022">
            <text:p>1.1678468697</text:p>
          </table:table-cell>
          <table:table-cell office:value-type="float" office:value="1.14697888401141">
            <text:p>1.146978884</text:p>
          </table:table-cell>
          <table:table-cell office:value-type="float" office:value="0">
            <text:p>0</text:p>
          </table:table-cell>
          <table:table-cell office:value-type="float" office:value="15.1759391903598">
            <text:p>15.1759391904</text:p>
          </table:table-cell>
          <table:table-cell office:value-type="float" office:value="17.229564972272">
            <text:p>17.229564972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93">
            <text:p>193</text:p>
          </table:table-cell>
          <table:table-cell office:value-type="float" office:value="6000">
            <text:p>6000</text:p>
          </table:table-cell>
          <table:table-cell office:value-type="float" office:value="13658">
            <text:p>13658</text:p>
          </table:table-cell>
          <table:table-cell office:value-type="float" office:value="92192">
            <text:p>92192</text:p>
          </table:table-cell>
          <table:table-cell office:value-type="float" office:value="96.375">
            <text:p>96.375</text:p>
          </table:table-cell>
          <table:table-cell office:value-type="float" office:value="898">
            <text:p>898</text:p>
          </table:table-cell>
          <table:table-cell office:value-type="float" office:value="3835.875">
            <text:p>3835.875</text:p>
          </table:table-cell>
          <table:table-cell office:value-type="float" office:value="0.0160625">
            <text:p>0.0160625</text:p>
          </table:table-cell>
          <table:table-cell office:value-type="float" office:value="0.0657490115683116">
            <text:p>0.0657490116</text:p>
          </table:table-cell>
          <table:table-cell office:value-type="float" office:value="0.0416074605171815">
            <text:p>0.0416074605</text:p>
          </table:table-cell>
          <table:table-cell office:value-type="float" office:value="1.05672443765625">
            <text:p>1.0567244377</text:p>
          </table:table-cell>
          <table:table-cell office:value-type="float" office:value="1.23859448823262">
            <text:p>1.2385944882</text:p>
          </table:table-cell>
          <table:table-cell office:value-type="float" office:value="1.14901922612069">
            <text:p>1.1490192261</text:p>
          </table:table-cell>
          <table:table-cell office:value-type="float" office:value="0">
            <text:p>0</text:p>
          </table:table-cell>
          <table:table-cell office:value-type="float" office:value="10.8852165886287">
            <text:p>10.8852165886</text:p>
          </table:table-cell>
          <table:table-cell office:value-type="float" office:value="17.0034231572502">
            <text:p>17.003423157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6108">
            <text:p>6108</text:p>
          </table:table-cell>
          <table:table-cell office:value-type="float" office:value="13945">
            <text:p>13945</text:p>
          </table:table-cell>
          <table:table-cell office:value-type="float" office:value="113632">
            <text:p>113632</text:p>
          </table:table-cell>
          <table:table-cell office:value-type="float" office:value="216.875">
            <text:p>216.875</text:p>
          </table:table-cell>
          <table:table-cell office:value-type="float" office:value="602.75">
            <text:p>602.75</text:p>
          </table:table-cell>
          <table:table-cell office:value-type="float" office:value="4664.875">
            <text:p>4664.875</text:p>
          </table:table-cell>
          <table:table-cell office:value-type="float" office:value="0.035506712508186">
            <text:p>0.0355067125</text:p>
          </table:table-cell>
          <table:table-cell office:value-type="float" office:value="0.0432233775546791">
            <text:p>0.0432233776</text:p>
          </table:table-cell>
          <table:table-cell office:value-type="float" office:value="0.0410524764150943">
            <text:p>0.0410524764</text:p>
          </table:table-cell>
          <table:table-cell office:value-type="float" office:value="1.1267445179796">
            <text:p>1.126744518</text:p>
          </table:table-cell>
          <table:table-cell office:value-type="float" office:value="1.15494361176116">
            <text:p>1.1549436118</text:p>
          </table:table-cell>
          <table:table-cell office:value-type="float" office:value="1.14698686685966">
            <text:p>1.1469868669</text:p>
          </table:table-cell>
          <table:table-cell office:value-type="float" office:value="19.8661397133892">
            <text:p>19.8661397134</text:p>
          </table:table-cell>
          <table:table-cell office:value-type="float" office:value="16.3805250095378">
            <text:p>16.3805250095</text:p>
          </table:table-cell>
          <table:table-cell office:value-type="float" office:value="17.2286679652344">
            <text:p>17.228667965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6103">
            <text:p>6103</text:p>
          </table:table-cell>
          <table:table-cell office:value-type="float" office:value="13846">
            <text:p>13846</text:p>
          </table:table-cell>
          <table:table-cell office:value-type="float" office:value="80668">
            <text:p>80668</text:p>
          </table:table-cell>
          <table:table-cell office:value-type="float" office:value="0.75">
            <text:p>0.75</text:p>
          </table:table-cell>
          <table:table-cell office:value-type="float" office:value="863.285714285714">
            <text:p>863.2857142857</text:p>
          </table:table-cell>
          <table:table-cell office:value-type="float" office:value="3029.5">
            <text:p>3029.5</text:p>
          </table:table-cell>
          <table:table-cell office:value-type="float" office:value="0.000122890381779453">
            <text:p>0.0001228904</text:p>
          </table:table-cell>
          <table:table-cell office:value-type="float" office:value="0.0623491054662512">
            <text:p>0.0623491055</text:p>
          </table:table-cell>
          <table:table-cell office:value-type="float" office:value="0.0375551643774483">
            <text:p>0.0375551644</text:p>
          </table:table-cell>
          <table:table-cell office:value-type="float" office:value="1.00043014593624">
            <text:p>1.0004301459</text:p>
          </table:table-cell>
          <table:table-cell office:value-type="float" office:value="1.22584119459866">
            <text:p>1.2258411946</text:p>
          </table:table-cell>
          <table:table-cell office:value-type="float" office:value="1.13420744044905">
            <text:p>1.1342074404</text:p>
          </table:table-cell>
          <table:table-cell office:value-type="float" office:value="0">
            <text:p>0</text:p>
          </table:table-cell>
          <table:table-cell office:value-type="float" office:value="11.460275464592">
            <text:p>11.4602754646</text:p>
          </table:table-cell>
          <table:table-cell office:value-type="float" office:value="18.8012180852489">
            <text:p>18.801218085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6300">
            <text:p>6300</text:p>
          </table:table-cell>
          <table:table-cell office:value-type="float" office:value="14375">
            <text:p>14375</text:p>
          </table:table-cell>
          <table:table-cell office:value-type="float" office:value="80400">
            <text:p>80400</text:p>
          </table:table-cell>
          <table:table-cell office:value-type="float" office:value="130.285714285714">
            <text:p>130.2857142857</text:p>
          </table:table-cell>
          <table:table-cell office:value-type="float" office:value="537.666666666667">
            <text:p>537.6666666667</text:p>
          </table:table-cell>
          <table:table-cell office:value-type="float" office:value="1662.85714285714">
            <text:p>1662.8571428571</text:p>
          </table:table-cell>
          <table:table-cell office:value-type="float" office:value="0.0206802721088435">
            <text:p>0.0206802721</text:p>
          </table:table-cell>
          <table:table-cell office:value-type="float" office:value="0.0374028985507246">
            <text:p>0.0374028986</text:p>
          </table:table-cell>
          <table:table-cell office:value-type="float" office:value="0.020682302771855">
            <text:p>0.0206823028</text:p>
          </table:table-cell>
          <table:table-cell office:value-type="float" office:value="1.07321919274376">
            <text:p>1.0732191927</text:p>
          </table:table-cell>
          <table:table-cell office:value-type="float" office:value="1.13365213949473">
            <text:p>1.1336521395</text:p>
          </table:table-cell>
          <table:table-cell office:value-type="float" office:value="1.07322646469147">
            <text:p>1.0732264647</text:p>
          </table:table-cell>
          <table:table-cell office:value-type="float" office:value="33.8627055663136">
            <text:p>33.8627055663</text:p>
          </table:table-cell>
          <table:table-cell office:value-type="float" office:value="18.8763634113691">
            <text:p>18.8763634114</text:p>
          </table:table-cell>
          <table:table-cell office:value-type="float" office:value="33.8594146007024">
            <text:p>33.859414600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48">
            <text:p>248</text:p>
          </table:table-cell>
          <table:table-cell office:value-type="float" office:value="6247">
            <text:p>6247</text:p>
          </table:table-cell>
          <table:table-cell office:value-type="float" office:value="14765">
            <text:p>14765</text:p>
          </table:table-cell>
          <table:table-cell office:value-type="float" office:value="90719">
            <text:p>90719</text:p>
          </table:table-cell>
          <table:table-cell table:number-columns-repeated="2" office:value-type="float" office:value="0">
            <text:p>0</text:p>
          </table:table-cell>
          <table:table-cell office:value-type="float" office:value="1672">
            <text:p>16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4305382554922">
            <text:p>0.0184305383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1.06517266598538">
            <text:p>1.0651726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91">
            <text:p>291</text:p>
          </table:table-cell>
          <table:table-cell office:value-type="float" office:value="6108">
            <text:p>6108</text:p>
          </table:table-cell>
          <table:table-cell office:value-type="float" office:value="15991">
            <text:p>15991</text:p>
          </table:table-cell>
          <table:table-cell office:value-type="float" office:value="103783">
            <text:p>103783</text:p>
          </table:table-cell>
          <table:table-cell office:value-type="float" office:value="0">
            <text:p>0</text:p>
          </table:table-cell>
          <table:table-cell office:value-type="float" office:value="882.6">
            <text:p>882.6</text:p>
          </table:table-cell>
          <table:table-cell office:value-type="float" office:value="-2281.6">
            <text:p>-2281.6</text:p>
          </table:table-cell>
          <table:table-cell office:value-type="float" office:value="0">
            <text:p>0</text:p>
          </table:table-cell>
          <table:table-cell office:value-type="float" office:value="0.055193546369833">
            <text:p>0.0551935464</text:p>
          </table:table-cell>
          <table:table-cell office:value-type="float" office:value="-0.0219843326941792">
            <text:p>-0.0219843327</text:p>
          </table:table-cell>
          <table:table-cell office:value-type="float" office:value="0.92">
            <text:p>0.92</text:p>
          </table:table-cell>
          <table:table-cell office:value-type="float" office:value="1.19914821431374">
            <text:p>1.1991482143</text:p>
          </table:table-cell>
          <table:table-cell office:value-type="float" office:value="0.924002124903029">
            <text:p>0.9240021249</text:p>
          </table:table-cell>
          <table:table-cell office:value-type="float" office:value="0">
            <text:p>0</text:p>
          </table:table-cell>
          <table:table-cell office:value-type="float" office:value="12.9019529055426">
            <text:p>12.9019529055</text:p>
          </table:table-cell>
          <table:table-cell office:value-type="float" office:value="-31.1812859022111">
            <text:p>-31.18128590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5972">
            <text:p>5972</text:p>
          </table:table-cell>
          <table:table-cell office:value-type="float" office:value="16367">
            <text:p>16367</text:p>
          </table:table-cell>
          <table:table-cell office:value-type="float" office:value="104798">
            <text:p>104798</text:p>
          </table:table-cell>
          <table:table-cell office:value-type="float" office:value="0">
            <text:p>0</text:p>
          </table:table-cell>
          <table:table-cell office:value-type="float" office:value="1148.75">
            <text:p>1148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1869615690108">
            <text:p>0.0701869616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5530973625715">
            <text:p>1.255309736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10.2183813875296">
            <text:p>10.2183813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5839">
            <text:p>5839</text:p>
          </table:table-cell>
          <table:table-cell office:value-type="float" office:value="17345">
            <text:p>17345</text:p>
          </table:table-cell>
          <table:table-cell office:value-type="float" office:value="105822">
            <text:p>105822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1">
            <text:p>1.21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5">
            <text:p>5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5709">
            <text:p>5709</text:p>
          </table:table-cell>
          <table:table-cell office:value-type="float" office:value="18220">
            <text:p>18220</text:p>
          </table:table-cell>
          <table:table-cell office:value-type="float" office:value="106857">
            <text:p>106857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4">
            <text:p>1.24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6.75">
            <text:p>56.75</text:p>
          </table:table-cell>
          <table:table-cell office:value-type="float" office:value="3251.75">
            <text:p>3251.75</text:p>
          </table:table-cell>
          <table:table-cell office:value-type="float" office:value="14549.25">
            <text:p>14549.25</text:p>
          </table:table-cell>
          <table:table-cell office:value-type="float" office:value="16.9575">
            <text:p>16.9575</text:p>
          </table:table-cell>
          <table:table-cell table:number-columns-repeated="3"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559">
            <text:p>559</text:p>
          </table:table-cell>
          <table:table-cell office:value-type="float" office:value="301">
            <text:p>301</text:p>
          </table:table-cell>
          <table:table-cell office:value-type="float" office:value="5582">
            <text:p>5582</text:p>
          </table:table-cell>
          <table:table-cell office:value-type="float" office:value="18896">
            <text:p>18896</text:p>
          </table:table-cell>
          <table:table-cell office:value-type="float" office:value="107902">
            <text:p>107902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09">
            <text:p>1.09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4.6666666666667">
            <text:p>54.6666666667</text:p>
          </table:table-cell>
          <table:table-cell office:value-type="float" office:value="3372">
            <text:p>3372</text:p>
          </table:table-cell>
          <table:table-cell office:value-type="float" office:value="15495.6666666667">
            <text:p>15495.6666666667</text:p>
          </table:table-cell>
          <table:table-cell office:value-type="float" office:value="16.6933333333333">
            <text:p>16.69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0">
            <text:p>300</text:p>
          </table:table-cell>
          <table:table-cell office:value-type="float" office:value="5458">
            <text:p>5458</text:p>
          </table:table-cell>
          <table:table-cell office:value-type="float" office:value="20169">
            <text:p>20169</text:p>
          </table:table-cell>
          <table:table-cell office:value-type="float" office:value="109149">
            <text:p>109149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5">
            <text:p>1.2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92">
            <text:p>0.92</text:p>
          </table:table-cell>
          <table:table-cell office:value-type="float" office:value="1.06">
            <text:p>1.06</text:p>
          </table:table-cell>
          <table:table-cell office:value-type="float" office:value="1.25">
            <text:p>1.25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5.6">
            <text:p>5.6</text:p>
          </table:table-cell>
          <table:table-cell office:value-type="float" office:value="24.1">
            <text:p>24.1</text:p>
          </table:table-cell>
          <table:table-cell office:value-type="float" office:value="3070">
            <text:p>3070</text:p>
          </table:table-cell>
          <table:table-cell office:value-type="float" office:value="3339">
            <text:p>3339</text:p>
          </table:table-cell>
          <table:table-cell office:value-type="float" office:value="14405">
            <text:p>144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3:50.81</dc:date>
    <dc:creator>Liam Widdess</dc:creator>
    <meta:editing-duration>P2DT3H30M59S</meta:editing-duration>
    <meta:editing-cycles>185</meta:editing-cycles>
    <meta:generator>OpenOffice/4.1.7$Win32 OpenOffice.org_project/417m1$Build-9800</meta:generator>
    <meta:document-statistic meta:table-count="8" meta:cell-count="724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7">
                <text:p>677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63">
                <text:p>66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10">
                <text:p>81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68">
                <text:p>96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66">
                <text:p>1066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71">
                <text:p>1271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0">
                <text:p>620</text:p>
              </table:table-cell>
              <table:table-cell office:value-type="float" office:value="1278">
                <text:p>127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15">
                <text:p>715</text:p>
              </table:table-cell>
              <table:table-cell office:value-type="float" office:value="1306">
                <text:p>1306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44">
                <text:p>744</text:p>
              </table:table-cell>
              <table:table-cell office:value-type="float" office:value="1458">
                <text:p>1458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707">
                <text:p>1707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664">
                <text:p>1664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20">
                <text:p>820</text:p>
              </table:table-cell>
              <table:table-cell office:value-type="float" office:value="1800">
                <text:p>180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8">
                <text:p>928</text:p>
              </table:table-cell>
              <table:table-cell office:value-type="float" office:value="2038">
                <text:p>2038</text:p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33">
                <text:p>1133</text:p>
              </table:table-cell>
              <table:table-cell office:value-type="float" office:value="2151">
                <text:p>2151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98">
                <text:p>1098</text:p>
              </table:table-cell>
              <table:table-cell office:value-type="float" office:value="2084">
                <text:p>208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04">
                <text:p>1204</text:p>
              </table:table-cell>
              <table:table-cell office:value-type="float" office:value="2299">
                <text:p>2299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74">
                <text:p>1274</text:p>
              </table:table-cell>
              <table:table-cell office:value-type="float" office:value="2524">
                <text:p>2524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84">
                <text:p>1284</text:p>
              </table:table-cell>
              <table:table-cell office:value-type="float" office:value="2637">
                <text:p>2637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83">
                <text:p>1583</text:p>
              </table:table-cell>
              <table:table-cell office:value-type="float" office:value="2770">
                <text:p>2770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28">
                <text:p>1628</text:p>
              </table:table-cell>
              <table:table-cell office:value-type="float" office:value="3001">
                <text:p>3001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74">
                <text:p>1874</text:p>
              </table:table-cell>
              <table:table-cell office:value-type="float" office:value="3220">
                <text:p>322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03">
                <text:p>2003</text:p>
              </table:table-cell>
              <table:table-cell office:value-type="float" office:value="3315">
                <text:p>331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0">
                <text:p>2060</text:p>
              </table:table-cell>
              <table:table-cell office:value-type="float" office:value="3605">
                <text:p>3605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58">
                <text:p>1758</text:p>
              </table:table-cell>
              <table:table-cell office:value-type="float" office:value="3626">
                <text:p>3626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30">
                <text:p>1930</text:p>
              </table:table-cell>
              <table:table-cell office:value-type="float" office:value="3854">
                <text:p>3854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80">
                <text:p>2280</text:p>
              </table:table-cell>
              <table:table-cell office:value-type="float" office:value="4121">
                <text:p>4121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56">
                <text:p>2356</text:p>
              </table:table-cell>
              <table:table-cell office:value-type="float" office:value="4305">
                <text:p>4305</text:p>
              </table:table-cell>
              <table:table-cell office:value-type="float" office:value="8610">
                <text:p>861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285">
                <text:p>2285</text:p>
              </table:table-cell>
              <table:table-cell office:value-type="float" office:value="4621">
                <text:p>4621</text:p>
              </table:table-cell>
              <table:table-cell office:value-type="float" office:value="9459">
                <text:p>945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4">
                <text:p>2534</text:p>
              </table:table-cell>
              <table:table-cell office:value-type="float" office:value="4854">
                <text:p>4854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92">
                <text:p>2692</text:p>
              </table:table-cell>
              <table:table-cell office:value-type="float" office:value="5192">
                <text:p>5192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45">
                <text:p>3145</text:p>
              </table:table-cell>
              <table:table-cell office:value-type="float" office:value="5652">
                <text:p>5652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850">
                <text:p>2850</text:p>
              </table:table-cell>
              <table:table-cell office:value-type="float" office:value="5530">
                <text:p>5530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10">
                <text:p>3210</text:p>
              </table:table-cell>
              <table:table-cell office:value-type="float" office:value="6024">
                <text:p>6024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31">
                <text:p>3731</text:p>
              </table:table-cell>
              <table:table-cell office:value-type="float" office:value="6348">
                <text:p>6348</text:p>
              </table:table-cell>
              <table:table-cell office:value-type="float" office:value="11332">
                <text:p>1133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855">
                <text:p>3855</text:p>
              </table:table-cell>
              <table:table-cell office:value-type="float" office:value="6523">
                <text:p>6523</text:p>
              </table:table-cell>
              <table:table-cell office:value-type="float" office:value="10719">
                <text:p>1071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102">
                <text:p>4102</text:p>
              </table:table-cell>
              <table:table-cell office:value-type="float" office:value="6180">
                <text:p>6180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542">
                <text:p>3542</text:p>
              </table:table-cell>
              <table:table-cell office:value-type="float" office:value="6432">
                <text:p>6432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3480">
                <text:p>3480</text:p>
              </table:table-cell>
              <table:table-cell office:value-type="float" office:value="6997">
                <text:p>6997</text:p>
              </table:table-cell>
              <table:table-cell office:value-type="float" office:value="16906">
                <text:p>1690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900">
                <text:p>2900</text:p>
              </table:table-cell>
              <table:table-cell office:value-type="float" office:value="7291">
                <text:p>7291</text:p>
              </table:table-cell>
              <table:table-cell office:value-type="float" office:value="19260">
                <text:p>1926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020">
                <text:p>3020</text:p>
              </table:table-cell>
              <table:table-cell office:value-type="float" office:value="6221">
                <text:p>6221</text:p>
              </table:table-cell>
              <table:table-cell office:value-type="float" office:value="30284">
                <text:p>3028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6838">
                <text:p>6838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420">
                <text:p>2420</text:p>
              </table:table-cell>
              <table:table-cell office:value-type="float" office:value="6916">
                <text:p>6916</text:p>
              </table:table-cell>
              <table:table-cell office:value-type="float" office:value="48240">
                <text:p>4824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900">
                <text:p>2900</text:p>
              </table:table-cell>
              <table:table-cell office:value-type="float" office:value="7076">
                <text:p>7076</text:p>
              </table:table-cell>
              <table:table-cell office:value-type="float" office:value="56280">
                <text:p>5628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020">
                <text:p>3020</text:p>
              </table:table-cell>
              <table:table-cell office:value-type="float" office:value="6327">
                <text:p>6327</text:p>
              </table:table-cell>
              <table:table-cell office:value-type="float" office:value="54672">
                <text:p>5467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6264">
                <text:p>6264</text:p>
              </table:table-cell>
              <table:table-cell office:value-type="float" office:value="46632">
                <text:p>4663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20">
                <text:p>2420</text:p>
              </table:table-cell>
              <table:table-cell office:value-type="float" office:value="6156">
                <text:p>6156</text:p>
              </table:table-cell>
              <table:table-cell office:value-type="float" office:value="38860">
                <text:p>3886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171">
                <text:p>3171</text:p>
              </table:table-cell>
              <table:table-cell office:value-type="float" office:value="6963">
                <text:p>6963</text:p>
              </table:table-cell>
              <table:table-cell office:value-type="float" office:value="40468">
                <text:p>404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772">
                <text:p>2772</text:p>
              </table:table-cell>
              <table:table-cell office:value-type="float" office:value="6327">
                <text:p>6327</text:p>
              </table:table-cell>
              <table:table-cell office:value-type="float" office:value="35376">
                <text:p>3537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541">
                <text:p>2541</text:p>
              </table:table-cell>
              <table:table-cell office:value-type="float" office:value="6840">
                <text:p>6840</text:p>
              </table:table-cell>
              <table:table-cell office:value-type="float" office:value="32428">
                <text:p>3242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339">
                <text:p>3339</text:p>
              </table:table-cell>
              <table:table-cell office:value-type="float" office:value="8086">
                <text:p>8086</text:p>
              </table:table-cell>
              <table:table-cell office:value-type="float" office:value="42612">
                <text:p>4261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633">
                <text:p>3633</text:p>
              </table:table-cell>
              <table:table-cell office:value-type="float" office:value="8658">
                <text:p>8658</text:p>
              </table:table-cell>
              <table:table-cell office:value-type="float" office:value="46364">
                <text:p>4636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654">
                <text:p>3654</text:p>
              </table:table-cell>
              <table:table-cell office:value-type="float" office:value="9126">
                <text:p>9126</text:p>
              </table:table-cell>
              <table:table-cell office:value-type="float" office:value="46632">
                <text:p>4663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4053">
                <text:p>4053</text:p>
              </table:table-cell>
              <table:table-cell office:value-type="float" office:value="9650">
                <text:p>9650</text:p>
              </table:table-cell>
              <table:table-cell office:value-type="float" office:value="51724">
                <text:p>5172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4431">
                <text:p>4431</text:p>
              </table:table-cell>
              <table:table-cell office:value-type="float" office:value="11240">
                <text:p>11240</text:p>
              </table:table-cell>
              <table:table-cell office:value-type="float" office:value="56548">
                <text:p>5654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969">
                <text:p>3969</text:p>
              </table:table-cell>
              <table:table-cell office:value-type="float" office:value="9933">
                <text:p>9933</text:p>
              </table:table-cell>
              <table:table-cell office:value-type="float" office:value="50652">
                <text:p>5065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704">
                <text:p>4704</text:p>
              </table:table-cell>
              <table:table-cell office:value-type="float" office:value="10908">
                <text:p>10908</text:p>
              </table:table-cell>
              <table:table-cell office:value-type="float" office:value="60032">
                <text:p>6003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5208">
                <text:p>5208</text:p>
              </table:table-cell>
              <table:table-cell office:value-type="float" office:value="11288">
                <text:p>11288</text:p>
              </table:table-cell>
              <table:table-cell office:value-type="float" office:value="66464">
                <text:p>6646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6111">
                <text:p>6111</text:p>
              </table:table-cell>
              <table:table-cell office:value-type="float" office:value="13651">
                <text:p>13651</text:p>
              </table:table-cell>
              <table:table-cell office:value-type="float" office:value="77988">
                <text:p>7798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6020">
                <text:p>6020</text:p>
              </table:table-cell>
              <table:table-cell office:value-type="float" office:value="13775">
                <text:p>13775</text:p>
              </table:table-cell>
              <table:table-cell office:value-type="float" office:value="90584">
                <text:p>9058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000">
                <text:p>6000</text:p>
              </table:table-cell>
              <table:table-cell office:value-type="float" office:value="13658">
                <text:p>13658</text:p>
              </table:table-cell>
              <table:table-cell office:value-type="float" office:value="92192">
                <text:p>9219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108">
                <text:p>6108</text:p>
              </table:table-cell>
              <table:table-cell office:value-type="float" office:value="13945">
                <text:p>13945</text:p>
              </table:table-cell>
              <table:table-cell office:value-type="float" office:value="113632">
                <text:p>11363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103">
                <text:p>6103</text:p>
              </table:table-cell>
              <table:table-cell office:value-type="float" office:value="13846">
                <text:p>13846</text:p>
              </table:table-cell>
              <table:table-cell office:value-type="float" office:value="80668">
                <text:p>8066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300">
                <text:p>6300</text:p>
              </table:table-cell>
              <table:table-cell office:value-type="float" office:value="14375">
                <text:p>14375</text:p>
              </table:table-cell>
              <table:table-cell office:value-type="float" office:value="80400">
                <text:p>8040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247">
                <text:p>6247</text:p>
              </table:table-cell>
              <table:table-cell office:value-type="float" office:value="14765">
                <text:p>14765</text:p>
              </table:table-cell>
              <table:table-cell office:value-type="float" office:value="90719">
                <text:p>9071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108">
                <text:p>6108</text:p>
              </table:table-cell>
              <table:table-cell office:value-type="float" office:value="15991">
                <text:p>15991</text:p>
              </table:table-cell>
              <table:table-cell office:value-type="float" office:value="103783">
                <text:p>10378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972">
                <text:p>5972</text:p>
              </table:table-cell>
              <table:table-cell office:value-type="float" office:value="16367">
                <text:p>16367</text:p>
              </table:table-cell>
              <table:table-cell office:value-type="float" office:value="104798">
                <text:p>10479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5839">
                <text:p>5839</text:p>
              </table:table-cell>
              <table:table-cell office:value-type="float" office:value="17345">
                <text:p>17345</text:p>
              </table:table-cell>
              <table:table-cell office:value-type="float" office:value="105822">
                <text:p>10582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5709">
                <text:p>5709</text:p>
              </table:table-cell>
              <table:table-cell office:value-type="float" office:value="18220">
                <text:p>18220</text:p>
              </table:table-cell>
              <table:table-cell office:value-type="float" office:value="106857">
                <text:p>1068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5582">
                <text:p>5582</text:p>
              </table:table-cell>
              <table:table-cell office:value-type="float" office:value="18896">
                <text:p>18896</text:p>
              </table:table-cell>
              <table:table-cell office:value-type="float" office:value="107902">
                <text:p>10790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5458">
                <text:p>5458</text:p>
              </table:table-cell>
              <table:table-cell office:value-type="float" office:value="20169">
                <text:p>20169</text:p>
              </table:table-cell>
              <table:table-cell office:value-type="float" office:value="109149">
                <text:p>10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251.75">
                <text:p>3251.7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cm" svg:y="1.405cm" svg:width="30.87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6.9575">
                <text:p>16.957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.6933333333333">
                <text:p>16.6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8cm" svg:y="1.352cm" svg:width="31.33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4786150173611">
                <text:p>1.5478615017361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6522979989183">
                <text:p>1.66522979989183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61424256772268">
                <text:p>1.6142425677226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7759024630778">
                <text:p>1.2775902463077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9724721261053">
                <text:p>1.5972472126105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7078602347203">
                <text:p>1.17078602347203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08844624110482">
                <text:p>1.0884462411048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78601935155">
                <text:p>1.5786019351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593921296104">
                <text:p>1.1859392129610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108210972495">
                <text:p>1.2910821097249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5483521102979">
                <text:p>1.2548352110297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163889341667">
                <text:p>1.2716388934166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8153512351704">
                <text:p>1.2815351235170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140971911729">
                <text:p>1.291409719117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405225">
                <text:p>1.2640522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875635496711">
                <text:p>1.2487563549671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660872449993">
                <text:p>1.1166087244999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392688696623">
                <text:p>1.1539268869662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890711568053">
                <text:p>1.2689071156805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729398409186">
                <text:p>1.1272939840918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3312469503948">
                <text:p>1.1331246950394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34359343436">
                <text:p>1.193435934343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368481130665">
                <text:p>1.13684811306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168544718809">
                <text:p>1.2916854471880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7210421458292">
                <text:p>1.1721042145829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9994958054482">
                <text:p>1.1999495805448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1197600894814">
                <text:p>1.2119760089481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0255771926619">
                <text:p>1.202557719266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217847996227">
                <text:p>1.2121784799622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571131766805">
                <text:p>1.1957113176680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796095959115">
                <text:p>1.1779609595911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6199543037515">
                <text:p>1.161995430375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523432624155">
                <text:p>1.2252343262415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5108973899803">
                <text:p>1.2510897389980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6239319019388">
                <text:p>1.2623931901938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985869988825822">
                <text:p>0.98586998882582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2065886521275">
                <text:p>1.2206588652127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07636509509012">
                <text:p>1.076365095090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856930712982">
                <text:p>1.1485693071298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2.42239818828029">
                <text:p>2.422398188280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7305293150555">
                <text:p>1.0730529315055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8755029377281">
                <text:p>1.1875502937728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985406362616254">
                <text:p>0.98540636261625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76099343371941">
                <text:p>0.97609934337194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770204325002254">
                <text:p>0.77020432500225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44910316867106">
                <text:p>0.94491031686710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665150910635145">
                <text:p>0.66515091063514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46454427678707">
                <text:p>0.94645442767870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684166028149">
                <text:p>1.0468416602814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4121191135734">
                <text:p>1.1412119113573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4697888401141">
                <text:p>1.1469788840114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30114937649333">
                <text:p>1.3011493764933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4896692671065">
                <text:p>1.248966926710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21899124889934">
                <text:p>1.2189912488993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2497435833303">
                <text:p>1.1249743583330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2495577755298">
                <text:p>1.1249557775529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343560542627">
                <text:p>1.0434356054262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6784686974022">
                <text:p>1.1678468697402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3859448823262">
                <text:p>1.238594488232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5494361176116">
                <text:p>1.1549436117611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22584119459866">
                <text:p>1.2258411945986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365213949473">
                <text:p>1.133652139494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914821431374">
                <text:p>1.1991482143137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5530973625715">
                <text:p>1.255309736257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4cm" svg:width="31.267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549.25">
                <text:p>14549.2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5495.6666666667">
                <text:p>1549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